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A00000030239793C81EC29500.png" manifest:media-type="image/png"/>
  <manifest:file-entry manifest:full-path="Pictures/10000001000003260000002EA7F7DEB98C447428.png" manifest:media-type="image/png"/>
  <manifest:file-entry manifest:full-path="Pictures/10000001000003260000002EFF6437B94EF3524C.png" manifest:media-type="image/png"/>
  <manifest:file-entry manifest:full-path="Pictures/10000001000003260000002E1ACF6A44F7ED0207.png" manifest:media-type="image/png"/>
  <manifest:file-entry manifest:full-path="Pictures/10000001000003260000002E411ABFA5D2650F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utkal" svg:font-family="utkal"/>
  </office:font-face-decls>
  <office:automatic-styles>
    <style:style style:name="Tabelle2" style:family="table">
      <style:table-properties style:width="15.81cm" style:rel-width="93%" fo:margin-left="1.191cm" table:align="left"/>
    </style:style>
    <style:style style:name="Tabelle2.A" style:family="table-column">
      <style:table-column-properties style:column-width="3.11cm" style:rel-column-width="1763*"/>
    </style:style>
    <style:style style:name="Tabelle2.B" style:family="table-column">
      <style:table-column-properties style:column-width="12.7cm" style:rel-column-width="7200*"/>
    </style:style>
    <style:style style:name="Tabel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2.B1" style:family="table-cell">
      <style:table-cell-properties fo:padding="0.049cm" fo:border="0.05pt solid #000000" style:writing-mode="page"/>
    </style:style>
    <style:style style:name="Tabel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3" style:family="table">
      <style:table-properties style:width="15.81cm" style:rel-width="93%" fo:margin-left="1.191cm" table:align="left"/>
    </style:style>
    <style:style style:name="Tabelle3.A" style:family="table-column">
      <style:table-column-properties style:column-width="3.11cm" style:rel-column-width="1763*"/>
    </style:style>
    <style:style style:name="Tabelle3.B" style:family="table-column">
      <style:table-column-properties style:column-width="12.7cm" style:rel-column-width="7200*"/>
    </style:style>
    <style:style style:name="Tabel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3.B1" style:family="table-cell">
      <style:table-cell-properties fo:padding="0.049cm" fo:border="0.05pt solid #000000" style:writing-mode="page"/>
    </style:style>
    <style:style style:name="Tabelle4" style:family="table">
      <style:table-properties style:width="15.81cm" style:rel-width="93%" fo:margin-left="1.191cm" table:align="left"/>
    </style:style>
    <style:style style:name="Tabelle4.A" style:family="table-column">
      <style:table-column-properties style:column-width="4.2cm" style:rel-column-width="2381*"/>
    </style:style>
    <style:style style:name="Tabelle4.B" style:family="table-column">
      <style:table-column-properties style:column-width="11.61cm" style:rel-column-width="6582*"/>
    </style:style>
    <style:style style:name="Tabel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4.B1" style:family="table-cell">
      <style:table-cell-properties fo:padding="0.049cm" fo:border="0.05pt solid #000000" style:writing-mode="page"/>
    </style:style>
    <style:style style:name="Tabel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5" style:family="table">
      <style:table-properties style:width="15.81cm" style:rel-width="93%" fo:margin-left="1.191cm" table:align="left"/>
    </style:style>
    <style:style style:name="Tabelle5.A" style:family="table-column">
      <style:table-column-properties style:column-width="4.2cm" style:rel-column-width="2381*"/>
    </style:style>
    <style:style style:name="Tabelle5.B" style:family="table-column">
      <style:table-column-properties style:column-width="11.61cm" style:rel-column-width="6582*"/>
    </style:style>
    <style:style style:name="Tabel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5.B1" style:family="table-cell">
      <style:table-cell-properties fo:padding="0.049cm" fo:border="0.05pt solid #000000" style:writing-mode="page"/>
    </style:style>
    <style:style style:name="Tabel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6" style:family="table">
      <style:table-properties style:width="15.81cm" style:rel-width="93%" fo:margin-left="1.191cm" table:align="left"/>
    </style:style>
    <style:style style:name="Tabelle6.A" style:family="table-column">
      <style:table-column-properties style:column-width="3.11cm" style:rel-column-width="1763*"/>
    </style:style>
    <style:style style:name="Tabelle6.B" style:family="table-column">
      <style:table-column-properties style:column-width="12.7cm" style:rel-column-width="7200*"/>
    </style:style>
    <style:style style:name="Tabel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6.B1" style:family="table-cell">
      <style:table-cell-properties fo:padding="0.049cm" fo:border="0.05pt solid #000000" style:writing-mode="page"/>
    </style:style>
    <style:style style:name="Tabel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style style:name="P2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e6dad" officeooo:paragraph-rsid="000e6da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ff211" officeooo:paragraph-rsid="000e6da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ff211" officeooo:paragraph-rsid="000ff21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4ea8e" officeooo:paragraph-rsid="0020a30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caddf" officeooo:paragraph-rsid="0028a53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68e73" officeooo:paragraph-rsid="0020a30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80de1" officeooo:paragraph-rsid="0020a30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8a53b" officeooo:paragraph-rsid="0028a53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8a53b" officeooo:paragraph-rsid="0096bb7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58268" officeooo:paragraph-rsid="0028a53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65a70" officeooo:paragraph-rsid="0028a53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font-weight="normal" officeooo:rsid="0052dfec" officeooo:paragraph-rsid="0052dfe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83d81" officeooo:paragraph-rsid="009ada3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83d81" officeooo:paragraph-rsid="0028a53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83d81" officeooo:paragraph-rsid="00d8571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9cbed" officeooo:paragraph-rsid="0039cbe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9cbed" officeooo:paragraph-rsid="00d8571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a29af" officeooo:paragraph-rsid="000a29a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19eb85" officeooo:paragraph-rsid="0019eb8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0a307" officeooo:paragraph-rsid="001eb17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426c60" officeooo:paragraph-rsid="0039cbe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font-weight="normal" officeooo:rsid="00ef2d10" officeooo:paragraph-rsid="00ef2d1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style="italic" fo:font-weight="normal" officeooo:rsid="0039cbed" officeooo:paragraph-rsid="0039cbed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style="italic" fo:font-weight="normal" officeooo:rsid="00426c60" officeooo:paragraph-rsid="0039cbed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style:text-underline-style="none" fo:font-weight="normal" officeooo:rsid="00b66949" officeooo:paragraph-rsid="00b6694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style:text-underline-style="none" fo:font-weight="normal" officeooo:rsid="0054b77b" officeooo:paragraph-rsid="00b6694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style:text-underline-style="none" fo:font-weight="normal" officeooo:rsid="0054a67d" officeooo:paragraph-rsid="0052dfe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383f57" officeooo:paragraph-rsid="00941c60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383f57" officeooo:paragraph-rsid="00d8571a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20a307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28a53b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9ada36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0a29af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d8571a"/>
    </style:style>
    <style:style style:name="P37" style:family="paragraph" style:parent-style-name="Standard">
      <style:paragraph-properties fo:text-align="justify" style:justify-single-word="false"/>
      <style:text-properties style:font-name="Arial" officeooo:paragraph-rsid="00463973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paragraph-rsid="00941c60"/>
    </style:style>
    <style:style style:name="P39" style:family="paragraph" style:parent-style-name="Table_20_Contents">
      <style:paragraph-properties fo:text-align="justify" style:justify-single-word="false"/>
      <style:text-properties style:font-name="Arial" officeooo:paragraph-rsid="003db952"/>
    </style:style>
    <style:style style:name="P40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paragraph-rsid="00426c60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19eb85" officeooo:paragraph-rsid="0019eb85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1eb174" officeooo:paragraph-rsid="001eb174" style:font-weight-asian="bold" style:font-weight-complex="bold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20a307" style:font-weight-asian="bold" style:font-weight-complex="bold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96bb70" style:font-weight-asian="bold" style:font-weight-complex="bold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97b760" officeooo:paragraph-rsid="0097b760" style:font-weight-asian="bold" style:font-weight-complex="bold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9ada36" officeooo:paragraph-rsid="009ada36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5pt" style:text-underline-style="solid" style:text-underline-width="auto" style:text-underline-color="font-color" fo:font-weight="normal" officeooo:rsid="0040b303" officeooo:paragraph-rsid="00383f57" style:font-size-asian="4.34999990463257pt" style:font-weight-asian="normal" style:font-size-complex="5pt" style:font-weight-complex="normal"/>
    </style:style>
    <style:style style:name="P4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5pt" style:text-underline-style="solid" style:text-underline-width="auto" style:text-underline-color="font-color" officeooo:rsid="00463973" officeooo:paragraph-rsid="00426c60" style:font-size-asian="4.34999990463257pt" style:font-size-complex="5pt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5pt" fo:font-style="italic" fo:font-weight="normal" officeooo:rsid="00426c60" officeooo:paragraph-rsid="0039cbed" style:font-size-asian="4.34999990463257pt" style:font-style-asian="italic" style:font-weight-asian="normal" style:font-size-complex="5pt" style:font-style-complex="italic" style:font-weight-complex="normal"/>
    </style:style>
    <style:style style:name="P5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tyle="italic" officeooo:rsid="004f77db" officeooo:paragraph-rsid="00426c60" style:font-style-asian="italic" style:font-style-complex="italic"/>
    </style:style>
    <style:style style:name="P51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tyle="italic" officeooo:rsid="004f77db" officeooo:paragraph-rsid="00463973" style:font-style-asian="italic" style:font-style-complex="italic"/>
    </style:style>
    <style:style style:name="P5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tyle="italic" style:text-underline-style="none" officeooo:rsid="00510ff7" officeooo:paragraph-rsid="00491361" style:font-style-asian="italic" style:font-style-complex="italic"/>
    </style:style>
    <style:style style:name="P5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8pt" style:text-underline-style="solid" style:text-underline-width="auto" style:text-underline-color="font-color" officeooo:rsid="0049030f" officeooo:paragraph-rsid="00463973" style:font-size-asian="7pt" style:font-size-complex="8pt"/>
    </style:style>
    <style:style style:name="P5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8pt" style:text-underline-style="solid" style:text-underline-width="auto" style:text-underline-color="font-color" officeooo:rsid="0049e216" officeooo:paragraph-rsid="00491361" style:font-size-asian="7pt" style:font-size-complex="8pt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8pt" fo:font-weight="bold" officeooo:rsid="000a29af" officeooo:paragraph-rsid="000a29af" style:font-size-asian="18pt" style:font-weight-asian="bold" style:font-size-complex="18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Arial" fo:font-size="18pt" fo:font-weight="bold" officeooo:rsid="000a29af" officeooo:paragraph-rsid="000a29af" style:font-size-asian="18pt" style:font-weight-asian="bold" style:font-size-complex="18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6pt" fo:font-weight="bold" officeooo:rsid="000a29af" officeooo:paragraph-rsid="000a29af" style:font-size-asian="16pt" style:font-weight-asian="bold" style:font-size-complex="16pt" style:font-weight-complex="bold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font-weight="bold" officeooo:rsid="000e6dad" officeooo:paragraph-rsid="000e6dad" style:font-size-asian="16pt" style:font-weight-asian="bold" style:font-size-complex="16pt" style:font-weight-complex="bold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font-weight="bold" officeooo:rsid="001eb174" officeooo:paragraph-rsid="001eb174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6pt" fo:font-weight="bold" officeooo:rsid="0052dfec" officeooo:paragraph-rsid="0052dfec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6pt" style:text-underline-style="none" fo:font-weight="bold" officeooo:rsid="0052dfec" officeooo:paragraph-rsid="0052dfec" style:font-size-asian="16pt" style:font-weight-asian="bold" style:font-size-complex="16pt" style:font-weight-complex="bold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a29af" officeooo:paragraph-rsid="000a29af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e6dad" officeooo:paragraph-rsid="000e6dad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ff211" officeooo:paragraph-rsid="000ff211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19eb85" officeooo:paragraph-rsid="0019eb85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28a53b" officeooo:paragraph-rsid="0028a53b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383f57" officeooo:paragraph-rsid="00383f57" style:font-size-asian="14pt" style:font-weight-asian="bold" style:font-size-complex="14pt" style:font-weight-complex="bold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style="normal" fo:font-weight="bold" officeooo:rsid="0020a307" officeooo:paragraph-rsid="0020a307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style:text-underline-style="none" fo:font-weight="bold" officeooo:rsid="0054b1d7" officeooo:paragraph-rsid="0054b1d7" style:font-size-asian="12.25pt" style:font-weight-asian="bold" style:font-size-complex="14pt" style:font-weight-complex="bold"/>
    </style:style>
    <style:style style:name="P7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style:text-underline-style="none" fo:font-weight="bold" officeooo:rsid="0054b1d7" officeooo:paragraph-rsid="00b66949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style:text-underline-style="none" fo:font-weight="bold" officeooo:rsid="0054b1d7" officeooo:paragraph-rsid="0052dfec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426c60"/>
    </style:style>
    <style:style style:name="P7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941c60"/>
    </style:style>
    <style:style style:name="P7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463973"/>
    </style:style>
    <style:style style:name="P7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491361"/>
    </style:style>
    <style:style style:name="P7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9030f" officeooo:paragraph-rsid="00491361"/>
    </style:style>
    <style:style style:name="P7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style:text-underline-style="none" officeooo:rsid="004abe5f" officeooo:paragraph-rsid="004abe5f"/>
    </style:style>
    <style:style style:name="P78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3bc592" officeooo:paragraph-rsid="003bc592"/>
    </style:style>
    <style:style style:name="P79" style:family="paragraph" style:parent-style-name="Table_20_Contents">
      <style:paragraph-properties fo:text-align="justify" style:justify-single-word="false"/>
      <style:text-properties style:font-name="Arial" officeooo:rsid="003bc592" officeooo:paragraph-rsid="003bc592"/>
    </style:style>
    <style:style style:name="P80" style:family="paragraph" style:parent-style-name="Table_20_Contents">
      <style:paragraph-properties fo:text-align="justify" style:justify-single-word="false"/>
      <style:text-properties style:font-name="Arial" officeooo:rsid="003db952" officeooo:paragraph-rsid="003db952"/>
    </style:style>
    <style:style style:name="P81" style:family="paragraph" style:parent-style-name="Table_20_Contents">
      <style:paragraph-properties fo:text-align="justify" style:justify-single-word="false"/>
      <style:text-properties style:font-name="Arial" officeooo:rsid="0043a162" officeooo:paragraph-rsid="0043a162"/>
    </style:style>
    <style:style style:name="P82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463973" officeooo:paragraph-rsid="00463973"/>
    </style:style>
    <style:style style:name="P83" style:family="paragraph" style:parent-style-name="Table_20_Contents">
      <style:paragraph-properties fo:text-align="justify" style:justify-single-word="false"/>
      <style:text-properties style:font-name="Arial" officeooo:rsid="00463973" officeooo:paragraph-rsid="00463973"/>
    </style:style>
    <style:style style:name="P84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463973" officeooo:paragraph-rsid="00491361"/>
    </style:style>
    <style:style style:name="P85" style:family="paragraph" style:parent-style-name="Table_20_Contents">
      <style:paragraph-properties fo:text-align="justify" style:justify-single-word="false"/>
      <style:text-properties style:font-name="Arial" officeooo:rsid="00463973" officeooo:paragraph-rsid="00491361"/>
    </style:style>
    <style:style style:name="P86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4abe5f" officeooo:paragraph-rsid="004abe5f"/>
    </style:style>
    <style:style style:name="P87" style:family="paragraph" style:parent-style-name="Table_20_Contents">
      <style:paragraph-properties fo:text-align="justify" style:justify-single-word="false"/>
      <style:text-properties style:font-name="Arial" officeooo:rsid="004abe5f" officeooo:paragraph-rsid="004abe5f"/>
    </style:style>
    <style:style style:name="P88" style:family="paragraph" style:parent-style-name="Table_20_Contents">
      <style:paragraph-properties fo:text-align="justify" style:justify-single-word="false"/>
      <style:text-properties style:font-name="Arial" officeooo:rsid="004b04e5" officeooo:paragraph-rsid="004b04e5"/>
    </style:style>
    <style:style style:name="P89" style:family="paragraph" style:parent-style-name="Table_20_Contents">
      <style:paragraph-properties fo:text-align="justify" style:justify-single-word="false"/>
      <style:text-properties style:font-name="Arial" officeooo:rsid="004b04e5" officeooo:paragraph-rsid="00f2d87f"/>
    </style:style>
    <style:style style:name="P90" style:family="paragraph" style:parent-style-name="Table_20_Contents">
      <style:paragraph-properties fo:text-align="justify" style:justify-single-word="false"/>
      <style:text-properties style:font-name="Arial" officeooo:rsid="00f2d87f" officeooo:paragraph-rsid="00f2d87f"/>
    </style:style>
    <style:style style:name="P91" style:family="paragraph" style:parent-style-name="Table_20_Contents">
      <style:paragraph-properties fo:text-align="justify" style:justify-single-word="false"/>
      <style:text-properties officeooo:paragraph-rsid="00463973"/>
    </style:style>
    <style:style style:name="P92" style:family="paragraph" style:parent-style-name="Table_20_Contents">
      <style:paragraph-properties fo:text-align="justify" style:justify-single-word="false"/>
      <style:text-properties officeooo:paragraph-rsid="00491361"/>
    </style:style>
    <style:style style:name="P93" style:family="paragraph" style:parent-style-name="Table_20_Contents">
      <style:paragraph-properties fo:text-align="justify" style:justify-single-word="false"/>
      <style:text-properties officeooo:paragraph-rsid="004b04e5"/>
    </style:style>
    <style:style style:name="P9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font-weight="normal" officeooo:rsid="0052dfec" officeooo:paragraph-rsid="0052dfec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font-weight="normal" officeooo:rsid="00f8915d" officeooo:paragraph-rsid="00f8915d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cac7e" officeooo:paragraph-rsid="000a29af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31b5f7" style:font-weight-asian="bold" style:font-weight-complex="bold"/>
    </style:style>
    <style:style style:name="P9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0a29af"/>
    </style:style>
    <style:style style:name="P9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426c60"/>
    </style:style>
    <style:style style:name="P100" style:family="paragraph">
      <style:paragraph-properties fo:text-align="end"/>
    </style:style>
    <style:style style:name="P101" style:family="paragraph">
      <loext:graphic-properties draw:fill="none" draw:fill-color="#ffffff"/>
      <style:paragraph-properties style:writing-mode="lr-tb"/>
      <style:text-properties style:font-name="arial"/>
    </style:style>
    <style:style style:name="P102" style:family="paragraph">
      <style:paragraph-properties fo:text-align="center"/>
    </style:style>
    <style:style style:name="P103" style:family="paragraph">
      <loext:graphic-properties draw:fill="none" draw:fill-color="#ffffff"/>
      <style:paragraph-properties fo:text-align="end" style:writing-mode="lr-tb"/>
      <style:text-properties style:font-name="arial" fo:font-size="12pt"/>
    </style:style>
    <style:style style:name="P104" style:family="paragraph">
      <style:paragraph-properties fo:text-align="center"/>
      <style:text-properties fo:font-size="12pt"/>
    </style:style>
    <style:style style:name="P105" style:family="paragraph">
      <loext:graphic-properties draw:fill="none" draw:fill-color="#ffffff"/>
      <style:paragraph-properties fo:text-align="end" style:writing-mode="lr-tb"/>
      <style:text-properties style:font-name="arial"/>
    </style:style>
    <style:style style:name="P106" style:family="paragraph">
      <loext:graphic-properties draw:fill="none"/>
      <style:paragraph-properties fo:text-align="center"/>
    </style:style>
    <style:style style:name="P107" style:family="paragraph">
      <loext:graphic-properties draw:fill="none" draw:fill-color="#ffffff"/>
      <style:paragraph-properties style:writing-mode="lr-tb"/>
      <style:text-properties style:font-name="arial" fo:font-style="italic" style:font-style-asian="italic" style:font-style-complex="italic"/>
    </style:style>
    <style:style style:name="P108" style:family="paragraph">
      <loext:graphic-properties draw:fill="none" draw:fill-color="#ffffff"/>
      <style:paragraph-properties style:writing-mode="lr-tb"/>
      <style:text-properties style:font-name="arial" fo:font-size="12pt"/>
    </style:style>
    <style:style style:name="P109" style:family="paragraph">
      <loext:graphic-properties draw:fill-color="#000000"/>
      <style:paragraph-properties fo:text-align="center"/>
    </style:style>
    <style:style style:name="T1" style:family="text">
      <style:text-properties officeooo:rsid="00e9fdde"/>
    </style:style>
    <style:style style:name="T2" style:family="text">
      <style:text-properties officeooo:rsid="00c0e85b"/>
    </style:style>
    <style:style style:name="T3" style:family="text">
      <style:text-properties officeooo:rsid="000bf6b7"/>
    </style:style>
    <style:style style:name="T4" style:family="text">
      <style:text-properties officeooo:rsid="000cac7e"/>
    </style:style>
    <style:style style:name="T5" style:family="text">
      <style:text-properties style:font-name="Arial" officeooo:rsid="00463973"/>
    </style:style>
    <style:style style:name="T6" style:family="text">
      <style:text-properties style:font-name="Arial" officeooo:rsid="0049030f"/>
    </style:style>
    <style:style style:name="T7" style:family="text">
      <style:text-properties style:font-name="Arial" officeooo:rsid="004b04e5"/>
    </style:style>
    <style:style style:name="T8" style:family="text">
      <style:text-properties style:font-name="Arial" officeooo:rsid="004b146d"/>
    </style:style>
    <style:style style:name="T9" style:family="text">
      <style:text-properties style:font-name="Arial" officeooo:rsid="00f2d87f"/>
    </style:style>
    <style:style style:name="T10" style:family="text">
      <style:text-properties style:font-name="Arial" fo:font-weight="bold" officeooo:rsid="004b04e5" style:font-weight-asian="bold" style:font-weight-complex="bold"/>
    </style:style>
    <style:style style:name="T11" style:family="text">
      <style:text-properties officeooo:rsid="000ff211"/>
    </style:style>
    <style:style style:name="T12" style:family="text">
      <style:text-properties officeooo:rsid="00182131"/>
    </style:style>
    <style:style style:name="T13" style:family="text">
      <style:text-properties officeooo:rsid="00280de1"/>
    </style:style>
    <style:style style:name="T14" style:family="text">
      <style:text-properties officeooo:rsid="00383d81"/>
    </style:style>
    <style:style style:name="T15" style:family="text">
      <style:text-properties officeooo:rsid="003db952"/>
    </style:style>
    <style:style style:name="T16" style:family="text">
      <style:text-properties officeooo:rsid="003e96b8"/>
    </style:style>
    <style:style style:name="T17" style:family="text">
      <style:text-properties officeooo:rsid="003fb294"/>
    </style:style>
    <style:style style:name="T18" style:family="text">
      <style:text-properties officeooo:rsid="0040609d"/>
    </style:style>
    <style:style style:name="T19" style:family="text">
      <style:text-properties officeooo:rsid="00426c60"/>
    </style:style>
    <style:style style:name="T20" style:family="text">
      <style:text-properties officeooo:rsid="0043a162"/>
    </style:style>
    <style:style style:name="T21" style:family="text">
      <style:text-properties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0a29af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0cac7e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1ba5e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20a307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4ea8e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39c2de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2caddf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2a7ab5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268e73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31b5f7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280de1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365a70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3321a3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28a53b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2b9adb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2d8212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350bc8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358268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383d81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39cbed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75cd3c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79d4dd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7c0f31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7dc12d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7fc2a9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8214a1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86631e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89085a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8918ae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8ace0b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8c7d45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8e4a9b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9a7e4f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9e843d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a3be92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a7d4e0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a8cf11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a93062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a98d16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a9af3e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aa1d3d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aa6351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ab1451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ac9a64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b0600e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0b66949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0b735d7" style:font-size-asian="10.5pt" style:font-weight-asian="normal" style:font-size-complex="12pt" style:font-weight-complex="normal"/>
    </style:style>
    <style:style style:name="T69" style:family="text">
      <style:text-properties fo:font-size="12pt" fo:font-weight="normal" officeooo:rsid="00b8b861" style:font-size-asian="10.5pt" style:font-weight-asian="normal" style:font-size-complex="12pt" style:font-weight-complex="normal"/>
    </style:style>
    <style:style style:name="T70" style:family="text">
      <style:text-properties fo:font-size="12pt" fo:font-weight="normal" officeooo:rsid="00bb6b9b" style:font-size-asian="10.5pt" style:font-weight-asian="normal" style:font-size-complex="12pt" style:font-weight-complex="normal"/>
    </style:style>
    <style:style style:name="T71" style:family="text">
      <style:text-properties fo:font-size="12pt" fo:font-weight="normal" officeooo:rsid="00bd69df" style:font-size-asian="10.5pt" style:font-weight-asian="normal" style:font-size-complex="12pt" style:font-weight-complex="normal"/>
    </style:style>
    <style:style style:name="T72" style:family="text">
      <style:text-properties fo:font-size="12pt" fo:font-weight="normal" officeooo:rsid="00c25c66" style:font-size-asian="10.5pt" style:font-weight-asian="normal" style:font-size-complex="12pt" style:font-weight-complex="normal"/>
    </style:style>
    <style:style style:name="T73" style:family="text">
      <style:text-properties fo:font-size="12pt" fo:font-weight="normal" officeooo:rsid="00c37a51" style:font-size-asian="10.5pt" style:font-weight-asian="normal" style:font-size-complex="12pt" style:font-weight-complex="normal"/>
    </style:style>
    <style:style style:name="T74" style:family="text">
      <style:text-properties fo:font-size="12pt" fo:font-weight="normal" officeooo:rsid="00ca0e2b" style:font-size-asian="10.5pt" style:font-weight-asian="normal" style:font-size-complex="12pt" style:font-weight-complex="normal"/>
    </style:style>
    <style:style style:name="T75" style:family="text">
      <style:text-properties fo:font-size="12pt" fo:font-weight="normal" officeooo:rsid="007cc05b" style:font-size-asian="10.5pt" style:font-weight-asian="normal" style:font-size-complex="12pt" style:font-weight-complex="normal"/>
    </style:style>
    <style:style style:name="T76" style:family="text">
      <style:text-properties fo:font-size="12pt" fo:font-weight="normal" officeooo:rsid="00c3fbf0" style:font-size-asian="10.5pt" style:font-weight-asian="normal" style:font-size-complex="12pt" style:font-weight-complex="normal"/>
    </style:style>
    <style:style style:name="T77" style:family="text">
      <style:text-properties fo:font-size="12pt" fo:font-weight="normal" officeooo:rsid="00a8742c" style:font-size-asian="10.5pt" style:font-weight-asian="normal" style:font-size-complex="12pt" style:font-weight-complex="normal"/>
    </style:style>
    <style:style style:name="T78" style:family="text">
      <style:text-properties fo:font-size="12pt" fo:font-weight="normal" officeooo:rsid="00cc0779" style:font-size-asian="10.5pt" style:font-weight-asian="normal" style:font-size-complex="12pt" style:font-weight-complex="normal"/>
    </style:style>
    <style:style style:name="T79" style:family="text">
      <style:text-properties fo:font-size="12pt" fo:font-weight="normal" officeooo:rsid="00d0a3df" style:font-size-asian="10.5pt" style:font-weight-asian="normal" style:font-size-complex="12pt" style:font-weight-complex="normal"/>
    </style:style>
    <style:style style:name="T80" style:family="text">
      <style:text-properties fo:font-size="12pt" fo:font-weight="normal" officeooo:rsid="00d127e9" style:font-size-asian="10.5pt" style:font-weight-asian="normal" style:font-size-complex="12pt" style:font-weight-complex="normal"/>
    </style:style>
    <style:style style:name="T81" style:family="text">
      <style:text-properties fo:font-size="12pt" fo:font-weight="normal" officeooo:rsid="00d1fca3" style:font-size-asian="10.5pt" style:font-weight-asian="normal" style:font-size-complex="12pt" style:font-weight-complex="normal"/>
    </style:style>
    <style:style style:name="T82" style:family="text">
      <style:text-properties fo:font-size="12pt" fo:font-weight="normal" officeooo:rsid="00d31b20" style:font-size-asian="10.5pt" style:font-weight-asian="normal" style:font-size-complex="12pt" style:font-weight-complex="normal"/>
    </style:style>
    <style:style style:name="T83" style:family="text">
      <style:text-properties fo:font-size="12pt" fo:font-weight="normal" officeooo:rsid="00d3bf15" style:font-size-asian="10.5pt" style:font-weight-asian="normal" style:font-size-complex="12pt" style:font-weight-complex="normal"/>
    </style:style>
    <style:style style:name="T84" style:family="text">
      <style:text-properties fo:font-size="12pt" fo:font-weight="normal" officeooo:rsid="00d8571a" style:font-size-asian="10.5pt" style:font-weight-asian="normal" style:font-size-complex="12pt" style:font-weight-complex="normal"/>
    </style:style>
    <style:style style:name="T85" style:family="text">
      <style:text-properties fo:font-size="12pt" fo:font-weight="normal" officeooo:rsid="00d8ff51" style:font-size-asian="10.5pt" style:font-weight-asian="normal" style:font-size-complex="12pt" style:font-weight-complex="normal"/>
    </style:style>
    <style:style style:name="T86" style:family="text">
      <style:text-properties fo:font-size="12pt" fo:font-weight="normal" officeooo:rsid="00e128b5" style:font-size-asian="10.5pt" style:font-weight-asian="normal" style:font-size-complex="12pt" style:font-weight-complex="normal"/>
    </style:style>
    <style:style style:name="T87" style:family="text">
      <style:text-properties fo:font-size="12pt" fo:font-weight="normal" officeooo:rsid="00e1f6f8" style:font-size-asian="10.5pt" style:font-weight-asian="normal" style:font-size-complex="12pt" style:font-weight-complex="normal"/>
    </style:style>
    <style:style style:name="T88" style:family="text">
      <style:text-properties fo:font-size="12pt" fo:font-weight="normal" officeooo:rsid="00e200d2" style:font-size-asian="10.5pt" style:font-weight-asian="normal" style:font-size-complex="12pt" style:font-weight-complex="normal"/>
    </style:style>
    <style:style style:name="T89" style:family="text">
      <style:text-properties fo:font-size="12pt" fo:font-weight="normal" officeooo:rsid="00e497fe" style:font-size-asian="10.5pt" style:font-weight-asian="normal" style:font-size-complex="12pt" style:font-weight-complex="normal"/>
    </style:style>
    <style:style style:name="T90" style:family="text">
      <style:text-properties fo:font-size="12pt" fo:font-weight="normal" officeooo:rsid="00ed5829" style:font-size-asian="10.5pt" style:font-weight-asian="normal" style:font-size-complex="12pt" style:font-weight-complex="normal"/>
    </style:style>
    <style:style style:name="T91" style:family="text">
      <style:text-properties fo:font-size="12pt" fo:font-weight="normal" officeooo:rsid="00fb57a4" style:font-size-asian="10.5pt" style:font-weight-asian="normal" style:font-size-complex="12pt" style:font-weight-complex="normal"/>
    </style:style>
    <style:style style:name="T92" style:family="text">
      <style:text-properties fo:font-size="12pt" fo:font-weight="normal" officeooo:rsid="00ffa196" style:font-size-asian="10.5pt" style:font-weight-asian="normal" style:font-size-complex="12pt" style:font-weight-complex="normal"/>
    </style:style>
    <style:style style:name="T93" style:family="text">
      <style:text-properties fo:font-size="12pt" fo:font-weight="normal" officeooo:rsid="01053179" style:font-size-asian="10.5pt" style:font-weight-asian="normal" style:font-size-complex="12pt" style:font-weight-complex="normal"/>
    </style:style>
    <style:style style:name="T94" style:family="text">
      <style:text-properties fo:font-size="12pt" fo:font-weight="normal" officeooo:rsid="01064ac6" style:font-size-asian="10.5pt" style:font-weight-asian="normal" style:font-size-complex="12pt" style:font-weight-complex="normal"/>
    </style:style>
    <style:style style:name="T95" style:family="text">
      <style:text-properties fo:font-size="12pt" fo:font-weight="normal" officeooo:rsid="0109f09c" style:font-size-asian="10.5pt" style:font-weight-asian="normal" style:font-size-complex="12pt" style:font-weight-complex="normal"/>
    </style:style>
    <style:style style:name="T96" style:family="text">
      <style:text-properties fo:font-size="12pt" fo:font-weight="normal" officeooo:rsid="010d28b3" style:font-size-asian="10.5pt" style:font-weight-asian="normal" style:font-size-complex="12pt" style:font-weight-complex="normal"/>
    </style:style>
    <style:style style:name="T97" style:family="text">
      <style:text-properties fo:font-size="12pt" fo:font-weight="normal" officeooo:rsid="010e878f" style:font-size-asian="10.5pt" style:font-weight-asian="normal" style:font-size-complex="12pt" style:font-weight-complex="normal"/>
    </style:style>
    <style:style style:name="T98" style:family="text">
      <style:text-properties fo:font-size="12pt" fo:font-weight="normal" officeooo:rsid="010f3b0b" style:font-size-asian="10.5pt" style:font-weight-asian="normal" style:font-size-complex="12pt" style:font-weight-complex="normal"/>
    </style:style>
    <style:style style:name="T99" style:family="text">
      <style:text-properties fo:font-size="12pt" style:font-size-asian="10.5pt" style:font-size-complex="12pt"/>
    </style:style>
    <style:style style:name="T100" style:family="text">
      <style:text-properties fo:font-size="12pt" officeooo:rsid="002caddf" style:font-size-asian="10.5pt" style:font-size-complex="12pt"/>
    </style:style>
    <style:style style:name="T101" style:family="text">
      <style:text-properties fo:font-size="12pt" officeooo:rsid="0086e8a1" style:font-size-asian="10.5pt" style:font-size-complex="12pt"/>
    </style:style>
    <style:style style:name="T102" style:family="text">
      <style:text-properties fo:font-size="12pt" officeooo:rsid="007cc05b" style:font-size-asian="10.5pt" style:font-size-complex="12pt"/>
    </style:style>
    <style:style style:name="T103" style:family="text">
      <style:text-properties fo:font-size="12pt" fo:font-weight="bold" officeooo:rsid="002caddf" style:font-size-asian="10.5pt" style:font-weight-asian="bold" style:font-size-complex="12pt" style:font-weight-complex="bold"/>
    </style:style>
    <style:style style:name="T104" style:family="text">
      <style:text-properties fo:font-size="12pt" fo:font-weight="bold" officeooo:rsid="00311343" style:font-size-asian="10.5pt" style:font-weight-asian="bold" style:font-size-complex="12pt" style:font-weight-complex="bold"/>
    </style:style>
    <style:style style:name="T105" style:family="text">
      <style:text-properties fo:font-size="12pt" fo:font-weight="bold" officeooo:rsid="008214a1" style:font-size-asian="10.5pt" style:font-weight-asian="bold" style:font-size-complex="12pt" style:font-weight-complex="bold"/>
    </style:style>
    <style:style style:name="T106" style:family="text">
      <style:text-properties fo:font-size="12pt" fo:font-weight="bold" officeooo:rsid="00350bc8" style:font-size-asian="10.5pt" style:font-weight-asian="bold" style:font-size-complex="12pt" style:font-weight-complex="bold"/>
    </style:style>
    <style:style style:name="T107" style:family="text">
      <style:text-properties fo:font-size="12pt" fo:font-weight="bold" officeooo:rsid="00358268" style:font-size-asian="10.5pt" style:font-weight-asian="bold" style:font-size-complex="12pt" style:font-weight-complex="bold"/>
    </style:style>
    <style:style style:name="T108" style:family="text">
      <style:text-properties fo:font-size="12pt" fo:font-style="italic" fo:font-weight="normal" officeooo:rsid="00184664" style:font-size-asian="10.5pt" style:font-style-asian="italic" style:font-weight-asian="normal" style:font-size-complex="12pt" style:font-style-complex="italic" style:font-weight-complex="normal"/>
    </style:style>
    <style:style style:name="T109" style:family="text">
      <style:text-properties fo:font-size="12pt" fo:font-style="italic" fo:font-weight="normal" officeooo:rsid="0109f09c" style:font-size-asian="10.5pt" style:font-style-asian="italic" style:font-weight-asian="normal" style:font-size-complex="12pt" style:font-style-complex="italic" style:font-weight-complex="normal"/>
    </style:style>
    <style:style style:name="T110" style:family="text">
      <style:text-properties fo:font-size="12pt" fo:font-style="italic" fo:font-weight="bold" officeooo:rsid="0109f09c" style:font-size-asian="10.5pt" style:font-style-asian="italic" style:font-weight-asian="bold" style:font-size-complex="12pt" style:font-style-complex="italic" style:font-weight-complex="bold"/>
    </style:style>
    <style:style style:name="T111" style:family="text">
      <style:text-properties officeooo:rsid="00463973"/>
    </style:style>
    <style:style style:name="T112" style:family="text">
      <style:text-properties officeooo:rsid="00471ed3"/>
    </style:style>
    <style:style style:name="T113" style:family="text">
      <style:text-properties style:text-underline-style="none"/>
    </style:style>
    <style:style style:name="T114" style:family="text">
      <style:text-properties style:text-underline-style="none" officeooo:rsid="004abe5f"/>
    </style:style>
    <style:style style:name="T115" style:family="text">
      <style:text-properties style:text-underline-style="none" officeooo:rsid="0054a67d"/>
    </style:style>
    <style:style style:name="T116" style:family="text">
      <style:text-properties style:text-underline-style="none" fo:font-weight="bold" style:font-weight-asian="bold" style:font-weight-complex="bold"/>
    </style:style>
    <style:style style:name="T117" style:family="text">
      <style:text-properties style:text-underline-style="none" fo:font-weight="bold" officeooo:rsid="0054a67d" style:font-weight-asian="bold" style:font-weight-complex="bold"/>
    </style:style>
    <style:style style:name="T118" style:family="text">
      <style:text-properties style:text-underline-style="none" fo:font-weight="bold" officeooo:rsid="00f0bbe6" style:font-weight-asian="bold" style:font-weight-complex="bold"/>
    </style:style>
    <style:style style:name="T119" style:family="text">
      <style:text-properties style:text-underline-style="none" fo:font-weight="bold" officeooo:rsid="00ef2d10" style:font-weight-asian="bold" style:font-weight-complex="bold"/>
    </style:style>
    <style:style style:name="T120" style:family="text">
      <style:text-properties style:text-underline-style="none" officeooo:rsid="0054b1d7"/>
    </style:style>
    <style:style style:name="T121" style:family="text">
      <style:text-properties style:text-underline-style="none" officeooo:rsid="0054b77b"/>
    </style:style>
    <style:style style:name="T122" style:family="text">
      <style:text-properties style:text-underline-style="none" officeooo:rsid="00b735d7"/>
    </style:style>
    <style:style style:name="T123" style:family="text">
      <style:text-properties style:text-underline-style="none" officeooo:rsid="00dc3865"/>
    </style:style>
    <style:style style:name="T124" style:family="text">
      <style:text-properties style:text-underline-style="none" officeooo:rsid="00ef2d10"/>
    </style:style>
    <style:style style:name="T125" style:family="text">
      <style:text-properties officeooo:rsid="004b146d"/>
    </style:style>
    <style:style style:name="T126" style:family="text">
      <style:text-properties fo:font-size="14pt" style:text-underline-style="solid" style:text-underline-width="auto" style:text-underline-color="font-color" fo:font-weight="normal" officeooo:rsid="0039cbed" style:font-size-asian="14pt" style:font-weight-asian="normal" style:font-size-complex="14pt" style:font-weight-complex="normal"/>
    </style:style>
    <style:style style:name="T127" style:family="text">
      <style:text-properties fo:font-size="14pt" style:text-underline-style="solid" style:text-underline-width="auto" style:text-underline-color="font-color" fo:font-weight="normal" officeooo:rsid="0040b303" style:font-size-asian="14pt" style:font-weight-asian="normal" style:font-size-complex="14pt" style:font-weight-complex="normal"/>
    </style:style>
    <style:style style:name="T128" style:family="text">
      <style:text-properties fo:font-size="14pt" style:text-underline-style="solid" style:text-underline-width="auto" style:text-underline-color="font-color" fo:font-weight="normal" officeooo:rsid="00923953" style:font-size-asian="14pt" style:font-weight-asian="normal" style:font-size-complex="14pt" style:font-weight-complex="normal"/>
    </style:style>
    <style:style style:name="T129" style:family="text">
      <style:text-properties fo:font-size="14pt" style:text-underline-style="solid" style:text-underline-width="auto" style:text-underline-color="font-color" fo:font-weight="normal" officeooo:rsid="0092644d" style:font-size-asian="14pt" style:font-weight-asian="normal" style:font-size-complex="14pt" style:font-weight-complex="normal"/>
    </style:style>
    <style:style style:name="T130" style:family="text">
      <style:text-properties fo:font-size="14pt" style:text-underline-style="solid" style:text-underline-width="auto" style:text-underline-color="font-color" fo:font-weight="normal" officeooo:rsid="00941c60" style:font-size-asian="14pt" style:font-weight-asian="normal" style:font-size-complex="14pt" style:font-weight-complex="normal"/>
    </style:style>
    <style:style style:name="T131" style:family="text">
      <style:text-properties fo:font-size="14pt" style:text-underline-style="solid" style:text-underline-width="auto" style:text-underline-color="font-color" officeooo:rsid="00463973" style:font-size-asian="14pt" style:font-size-complex="14pt"/>
    </style:style>
    <style:style style:name="T132" style:family="text">
      <style:text-properties fo:font-size="14pt" style:text-underline-style="solid" style:text-underline-width="auto" style:text-underline-color="font-color" officeooo:rsid="0049030f" style:font-size-asian="14pt" style:font-size-complex="14pt"/>
    </style:style>
    <style:style style:name="T133" style:family="text">
      <style:text-properties fo:font-size="14pt" style:text-underline-style="solid" style:text-underline-width="auto" style:text-underline-color="font-color" officeooo:rsid="0049e216" style:font-size-asian="14pt" style:font-size-complex="14pt"/>
    </style:style>
    <style:style style:name="T134" style:family="text">
      <style:text-properties fo:font-size="14pt" style:text-underline-style="solid" style:text-underline-width="auto" style:text-underline-color="font-color" officeooo:rsid="00941c60" style:font-size-asian="14pt" style:font-size-complex="14pt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officeooo:rsid="00f2d87f" style:font-weight-asian="bold" style:font-weight-complex="bold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officeooo:rsid="005fcd96" style:font-style-asian="italic" style:font-style-complex="italic"/>
    </style:style>
    <style:style style:name="T139" style:family="text">
      <style:text-properties fo:font-style="italic" officeooo:rsid="00184664" style:font-style-asian="italic" style:font-style-complex="italic"/>
    </style:style>
    <style:style style:name="T140" style:family="text">
      <style:text-properties officeooo:rsid="005fcd96"/>
    </style:style>
    <style:style style:name="T141" style:family="text">
      <style:text-properties officeooo:rsid="006a47ab"/>
    </style:style>
    <style:style style:name="T142" style:family="text">
      <style:text-properties officeooo:rsid="006af9bc"/>
    </style:style>
    <style:style style:name="T143" style:family="text">
      <style:text-properties officeooo:rsid="006ea5bb"/>
    </style:style>
    <style:style style:name="T144" style:family="text">
      <style:text-properties officeooo:rsid="00781e96"/>
    </style:style>
    <style:style style:name="T145" style:family="text">
      <style:text-properties officeooo:rsid="0078e396"/>
    </style:style>
    <style:style style:name="T146" style:family="text">
      <style:text-properties officeooo:rsid="008214a1"/>
    </style:style>
    <style:style style:name="T147" style:family="text">
      <style:text-properties style:font-name="utkal" fo:font-size="14pt" style:text-underline-style="solid" style:text-underline-width="auto" style:text-underline-color="font-color" fo:font-weight="normal" officeooo:rsid="00941c60" style:font-name-asian="utkal" style:font-size-asian="14pt" style:font-weight-asian="normal" style:font-name-complex="utkal" style:font-size-complex="14pt" style:font-weight-complex="normal"/>
    </style:style>
    <style:style style:name="T148" style:family="text">
      <style:text-properties officeooo:rsid="009e77ed"/>
    </style:style>
    <style:style style:name="T149" style:family="text">
      <style:text-properties officeooo:rsid="00a93062"/>
    </style:style>
    <style:style style:name="T150" style:family="text">
      <style:text-properties officeooo:rsid="00b43800"/>
    </style:style>
    <style:style style:name="T151" style:family="text">
      <style:text-properties officeooo:rsid="00b59dd4"/>
    </style:style>
    <style:style style:name="T152" style:family="text">
      <style:text-properties officeooo:rsid="00b66949"/>
    </style:style>
    <style:style style:name="T153" style:family="text">
      <style:text-properties style:font-name="AnjaliOldLipi" style:text-underline-style="none" officeooo:rsid="0054b77b"/>
    </style:style>
    <style:style style:name="T154" style:family="text">
      <style:text-properties officeooo:rsid="00bb6b9b"/>
    </style:style>
    <style:style style:name="T155" style:family="text">
      <style:text-properties officeooo:rsid="00ce0111"/>
    </style:style>
    <style:style style:name="T156" style:family="text">
      <style:text-properties officeooo:rsid="00ce1285"/>
    </style:style>
    <style:style style:name="T157" style:family="text">
      <style:text-properties officeooo:rsid="00d00431"/>
    </style:style>
    <style:style style:name="T158" style:family="text">
      <style:text-properties officeooo:rsid="00d7805e"/>
    </style:style>
    <style:style style:name="T159" style:family="text">
      <style:text-properties officeooo:rsid="00d7f048"/>
    </style:style>
    <style:style style:name="T160" style:family="text">
      <style:text-properties officeooo:rsid="00e497fe"/>
    </style:style>
    <style:style style:name="T161" style:family="text">
      <style:text-properties officeooo:rsid="00e8c88f"/>
    </style:style>
    <style:style style:name="T162" style:family="text">
      <style:text-properties officeooo:rsid="00e996c0"/>
    </style:style>
    <style:style style:name="T163" style:family="text">
      <style:text-properties officeooo:rsid="00ebbb9b"/>
    </style:style>
    <style:style style:name="T164" style:family="text">
      <style:text-properties officeooo:rsid="00f2d87f"/>
    </style:style>
    <style:style style:name="T165" style:family="text">
      <style:text-properties officeooo:rsid="00f452d5"/>
    </style:style>
    <style:style style:name="T166" style:family="text">
      <style:text-properties officeooo:rsid="00f5c16b"/>
    </style:style>
    <style:style style:name="T167" style:family="text">
      <style:text-properties officeooo:rsid="00f77cdf"/>
    </style:style>
    <style:style style:name="T168" style:family="text">
      <style:text-properties officeooo:rsid="00fe7853"/>
    </style:style>
    <style:style style:name="T169" style:family="text">
      <style:text-properties officeooo:rsid="010159cd"/>
    </style:style>
    <style:style style:name="T170" style:family="text">
      <style:text-properties officeooo:rsid="0102a669"/>
    </style:style>
    <style:style style:name="T171" style:family="text">
      <style:text-properties officeooo:rsid="010a9c11"/>
    </style:style>
    <style:style style:name="T172" style:family="text">
      <style:text-properties officeooo:rsid="010c8599"/>
    </style:style>
    <style:style style:name="T173" style:family="text">
      <style:text-properties officeooo:rsid="01149196"/>
    </style:style>
    <style:style style:name="T174" style:family="text">
      <style:text-properties style:font-name="arial"/>
    </style:style>
    <style:style style:name="T175" style:family="text">
      <style:text-properties style:font-name="arial" fo:font-size="12pt"/>
    </style:style>
    <style:style style:name="T176" style:family="text">
      <style:text-properties style:font-name="arial"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1cm" svg:stroke-color="#000000" draw:marker-start-width="0.415cm" draw:marker-end-width="0.415cm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916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9cm" svg:stroke-color="#000000" draw:marker-start-width="0.383cm" draw:marker-end-width="0.383cm" draw:fill="none" draw:textarea-vertical-align="middle" draw:auto-grow-height="false" fo:min-height="0.92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3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19cm" svg:stroke-color="#000000" draw:marker-start-width="0.383cm" draw:marker-end-width="0.383cm" draw:fill="none" draw:textarea-vertical-align="middle" draw:auto-grow-height="false" fo:min-height="1.769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19cm" svg:stroke-color="#000000" draw:marker-start-width="0.383cm" draw:marker-end-width="0.383cm" draw:fill="none" draw:textarea-vertical-align="middle" draw:auto-grow-height="false" fo:min-height="4.49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19cm" svg:stroke-color="#000000" draw:marker-start-width="0.383cm" draw:marker-end-width="0.383cm" draw:fill="none" draw:textarea-vertical-align="middle" draw:auto-grow-height="false" fo:min-height="10.848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19cm" svg:stroke-color="#000000" draw:marker-start-width="0.383cm" draw:marker-end-width="0.383cm" draw:fill="none" draw:textarea-vertical-align="middle" draw:auto-grow-height="false" fo:min-height="0.92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916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19cm" svg:stroke-color="#000000" draw:marker-start-width="0.383cm" draw:marker-end-width="0.383cm" draw:fill="none" draw:textarea-vertical-align="middle" draw:auto-grow-height="false" fo:min-height="10.802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.019cm" svg:stroke-color="#000000" draw:marker-start-width="0.383cm" draw:marker-end-width="0.383cm" draw:fill="none" draw:textarea-vertical-align="middle" draw:auto-grow-height="false" fo:min-height="3.88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19cm" svg:stroke-color="#000000" draw:marker-start-width="0.383cm" draw:marker-end-width="0.383cm" draw:fill="none" draw:textarea-vertical-align="middle" draw:auto-grow-height="false" fo:min-height="11.903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19cm" svg:stroke-color="#000000" draw:marker-start-width="0.383cm" draw:marker-end-width="0.383cm" draw:fill="none" draw:textarea-vertical-align="middle" draw:auto-grow-height="false" fo:min-height="14.40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width="0.041cm" svg:stroke-color="#000000" draw:marker-start-width="0.415cm" draw:marker-end-width="0.415cm" draw:fill-color="#000000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SpaceWire-<text:span text:style-name="T162">CPU</text:span>-Interface Handbuch <text:span text:style-name="T12">(</text:span><text:span text:style-name="T167">v.</text:span><text:span text:style-name="T161">1.0 </text:span><text:span text:style-name="T166">Beta, </text:span><text:span text:style-name="T161">Rev. </text:span><text:span text:style-name="T165">64</text:span><text:span text:style-name="T161">)</text:span></text:p>
      <text:p text:style-name="P55"/>
      <text:p text:style-name="P57">1. Memory-Mapped IO</text:p>
      <text:p text:style-name="P35"><text:span text:style-name="T22"><text:tab/>Das </text:span><text:span text:style-name="T56">SpaceWire-</text:span><text:span text:style-name="T22">Link-Interface ist in drei Bereiche aufgeteilt: Transmitting (TX), <text:tab/>Receiving (RX) und Register (REG). Jedem davon wird in einem </text:span><text:span text:style-name="T72">ARM-</text:span><text:span text:style-name="T22">AXI-basierten <text:tab/>Memory-Mapped-</text:span><text:span text:style-name="T92">Interface</text:span><text:span text:style-name="T22"> </text:span><text:span text:style-name="T78">mit 32-Bit Wort- und Adressierungsbreite </text:span><text:span text:style-name="T22">eine eigene Offset-<text:tab/>Adresse zugewiesen. </text:span><text:span text:style-name="T92">Des </text:span><text:span text:style-name="T42">weiteren existieren zwei über GPIOs angebundene Ports, <text:tab/>über welche der Reset der Logik und das versenden von Time-Codes gesteuert wird. <text:tab/></text:span><text:span text:style-name="T78">Außerdem </text:span><text:span text:style-name="T42">besteht die Möglichkeit, über Interrupt</text:span><text:span text:style-name="T98">s</text:span><text:span text:style-name="T42"> bei eingehenden Time-Codes, <text:tab/></text:span><text:span text:style-name="T96">abgeschlossenen Paketen,</text:span><text:span text:style-name="T42"> </text:span><text:span text:style-name="T78">Statusänderungen des Links und/oder <text:tab/>Übertragungsfehler</text:span><text:span text:style-name="T42"> die CPU zu benachrichtigen. </text:span><text:span text:style-name="T22">Innerhalb des zugewiesenen <text:tab/>Adressbereichs, ist die Adressverteilung konstant und wie folgt aufgebaut:</text:span></text:p>
      <text:p text:style-name="P20"/>
      <text:p text:style-name="P62">1.1. Transmitting (TX)</text:p>
      <text:p text:style-name="P20"><text:tab/>Offset_TX + 0x0000_0000 : Adresse des Transmit-FIFOs <text:span text:style-name="T137">(write-only)</text:span></text:p>
      <text:p text:style-name="P20"><text:tab/><text:span text:style-name="T140">Offset_TX + 0x0000_0004 : Anzahl freie</text:span><text:span text:style-name="T163">r</text:span><text:span text:style-name="T140"> Plätze im TX-FIFO </text:span><text:span text:style-name="T138">(read-only)</text:span></text:p>
      <text:p text:style-name="P20"/>
      <text:p text:style-name="P62">1.2. Receiving (RX)</text:p>
      <text:p text:style-name="P20"><text:tab/>Offset_RX + 0x0000_0000 : Adresse des Receive-FIFOs <text:span text:style-name="T137">(read-only)</text:span></text:p>
      <text:p text:style-name="P20"><text:tab/><text:span text:style-name="T140">Offset_RX + 0x0000_0004 : Anzahl </text:span><text:span text:style-name="T2">verfügbarer </text:span><text:span text:style-name="T140">Elemente im RX-FIFO </text:span><text:span text:style-name="T138">(read-only)</text:span></text:p>
      <text:p text:style-name="P20"/>
      <text:p text:style-name="P62">1.3. Register (REG)</text:p>
      <text:p text:style-name="P20"><text:tab/>Offset_REG + 0x0000_0000 : <text:span text:style-name="T3">Link-Konfiguration </text:span><text:span text:style-name="T139">(read/write)</text:span></text:p>
      <text:p text:style-name="P20"><text:tab/><text:span text:style-name="T3">Offset_REG + 0x0000_0004 : Transmit-Rate </text:span><text:span text:style-name="T139">(read/write)</text:span></text:p>
      <text:p text:style-name="P20"><text:tab/><text:span text:style-name="T3">Offset_REG + 0x0000_0008 : </text:span><text:span text:style-name="T4">Time-Codes (ausgehend) </text:span><text:span text:style-name="T139">(read/write)</text:span></text:p>
      <text:p text:style-name="P35"><text:span text:style-name="T22"><text:tab/></text:span><text:span text:style-name="T23">Offset_REG + 0x0000_000C : Time-Codes (eingehend) </text:span><text:span text:style-name="T108">(read-only)</text:span></text:p>
      <text:p text:style-name="P35"><text:span text:style-name="T23"><text:tab/>Offset_REG + 0x0000_0010 : Link-Status </text:span><text:span text:style-name="T108">(read-only)</text:span></text:p>
      <text:p text:style-name="P96"/>
      <text:p text:style-name="P96"/>
      <text:p text:style-name="P58"><text:span text:style-name="T4">2. </text:span>Speicherzugriff</text:p>
      <text:p text:style-name="P3"><text:tab/>Die Verwaltung und der Zugriff auf die Transmit bzw. Receive-Funktionalität erfolgt über <text:tab/>das AXI4-Full-Interface. Die Register werden dagegen über <text:span text:style-name="T143">ein </text:span>AXI4-Lite-<text:span text:style-name="T143">Interface</text:span> <text:tab/>angesprochen. Der grundlegende Unterschied ist, dass das Full-Interface Burst-<text:tab/>Transfers ermöglicht, während die Lite-Version nur <text:span text:style-name="T143">mit </text:span><text:span text:style-name="T169">Single-Transfers</text:span> <text:span text:style-name="T143">umgehen </text:span>kann <text:tab/><text:span text:style-name="T155">und dementsprechend langsamer ist. </text:span><text:span text:style-name="T163">Die Übersetzung einer Transaktion von <text:tab/>Software in AXI-Signale</text:span><text:span text:style-name="T170">n</text:span><text:span text:style-name="T163"> erfolgt innerhalb der CPU. Ein einfacher Transfer wird <text:tab/>dabei über einen Zeiger auf die entsprechende Speicheradresse initiiert.</text:span></text:p>
      <text:p text:style-name="P3"/>
      <text:p text:style-name="P63">2.1. <text:span text:style-name="T11">Transmitting (TX)</text:span></text:p>
      <text:p text:style-name="P4"><text:tab/>Um Daten in den Transmit-FIFO zu schreiben, muss die unter 1.1. angegebene <text:tab/>Adresse als Zieladresse eines Write-Requests angegeben werden. Bei Burst-Transfers <text:tab/>ist darauf zu achten, dass die <text:span text:style-name="T156">Ziela</text:span>dresse nicht inkrementiert wird, sondern konstant <text:tab/>bleibt <text:span text:style-name="T144">(Fixed Burst)</text:span>. <text:span text:style-name="T170">(Siehe 4.2)</text:span></text:p>
      <text:p text:style-name="P4"/>
      <text:p text:style-name="P64">2.2. Receiving (RX)</text:p>
      <text:p text:style-name="P5"><text:soft-page-break/><text:tab/>Um Daten aus dem Receive-FIFO zu lesen, muss die unter 1.2. angegebene Adresse <text:tab/>als Quelladresse eines Read-Requests angegeben werden. Bei Burst-Transfers ist <text:tab/>darauf zu achten, dass die <text:span text:style-name="T157">Quella</text:span>dresse nicht inkrementiert wird, sondern konstant <text:tab/>bleibt <text:span text:style-name="T145">(Fixed Burst)</text:span>.</text:p>
      <text:p text:style-name="P5"/>
      <text:p text:style-name="P65">2.3. Register (REG)</text:p>
      <text:p text:style-name="P41"><text:span text:style-name="T21"><text:tab/>Zugriff auf einzelne Register sind mit einem </text:span><text:span text:style-name="T24">einzelnen</text:span><text:span text:style-name="T21"> Read-/Write-Request </text:span><text:span text:style-name="T24">und der <text:tab/>entsprechenden Angabe der Ziel-/Quelladresse des Registers</text:span><text:span text:style-name="T21"> möglich. Die <text:tab/>Konfiguration erlaubt nicht, Read-only-Register </text:span><text:span text:style-name="T79">versehentlich</text:span><text:span text:style-name="T21"> zu überschreiben, es ist <text:tab/>dahingehend also keine besondere Vorsicht walten zu lassen.</text:span></text:p>
      <text:p text:style-name="P21"/>
      <text:p text:style-name="P21"/>
      <text:p text:style-name="P59">3. Technische Beschreibung</text:p>
      <text:p text:style-name="P42"><text:span text:style-name="T99"><text:tab/></text:span><text:span text:style-name="T25">Im </text:span><text:span text:style-name="T43">F</text:span><text:span text:style-name="T25">olgenden werden die Elemente hinter den unter 1. angegeben Adressen näher <text:tab/>beschrieben und erläutert.</text:span></text:p>
      <text:p text:style-name="P22"/>
      <text:p text:style-name="P68">3.1. Transmitting (TX)</text:p>
      <text:p text:style-name="P43"><text:span text:style-name="T21"><text:tab/></text:span><text:span text:style-name="T26">Daten, die in diese FIFO-</text:span><text:span text:style-name="T57">Struktur</text:span><text:span text:style-name="T26"> geschrieben werden, werden nach und nach durch <text:tab/>ein </text:span><text:span text:style-name="T69">i</text:span><text:span text:style-name="T26">nbetriebgenommenes Link-Interface verschickt </text:span><text:span text:style-name="T27">(siehe 2.1)</text:span><text:span text:style-name="T26">. Befindet sich das </text:span><text:span text:style-name="T93">CPU</text:span><text:span text:style-name="T26">-<text:tab/>Interface in einem nicht-verbundenen Zustand, werden die Daten innerhalb des FIFOs <text:tab/>gesammelt und verschickt, so wie eine Verbindungsaufnahme des Links erfolgreich <text:tab/>war.</text:span></text:p>
      <text:p text:style-name="P6"/>
      <text:p text:style-name="P43"><text:span text:style-name="T26"><text:tab/>Die Breite des FIFOs beträgt dabei 9 Bit</text:span><text:span text:style-name="T28">s</text:span><text:span text:style-name="T26">, die wie folgt aufgeteilt sind:</text:span></text:p>
      <text:p text:style-name="P6"><text:tab/>Bit <text:span text:style-name="T135">8</text:span> : Flag Bit (1 : EOP/EEP, 0 : Daten)</text:p>
      <text:p text:style-name="P6"><text:tab/>Bit <text:span text:style-name="T135">7</text:span> – Bit <text:span text:style-name="T135">0</text:span> : zu übertragenes Byte (0x00 für EOP, 0x01 für EEP)</text:p>
      <text:p text:style-name="P6"/>
      <text:p text:style-name="P32"><text:span text:style-name="T26"><text:tab/></text:span><text:span text:style-name="T80">I</text:span><text:span text:style-name="T26">n der Tiefe passen 20</text:span><text:span text:style-name="T29">4</text:span><text:span text:style-name="T80">9</text:span><text:span text:style-name="T26"> Datensätze in </text:span><text:span text:style-name="T80">das</text:span><text:span text:style-name="T26"> FIFO. </text:span><text:span text:style-name="T81">Ist das FIFO komplett befüllt und <text:tab/>wird als nächstes ein Read-Request gefolgt von einem Write-Request ausgeführt, kann <text:tab/>der Write-Request scheitern. Dies ist technisch bedingt und kann dadurch umgangen <text:tab/>werden, dass die Größe des FIFOs um 1 geringer angenommen wird als sie tatsächlich <text:tab/>ist. </text:span><text:span text:style-name="T94">Anders kann dieses Problem nicht zuverlässig abgefangen werden.</text:span></text:p>
      <text:p text:style-name="P6"/>
      <text:p text:style-name="P97"><text:span text:style-name="T26"><text:tab/></text:span><text:span text:style-name="T30">Daten, die über die 9 Bits hinaus an das FIFO gesendet werden, werden ignoriert und <text:tab/>nicht in den Speicher geschrieben. </text:span><text:span text:style-name="T28">Ein </text:span><text:span text:style-name="T31">letztendlich</text:span><text:span text:style-name="T28"> gültiger Datentransfer sieht wie folgt <text:tab/>aus: </text:span><text:span text:style-name="T31">0</text:span><text:span text:style-name="T28">x0000_</text:span><text:span text:style-name="T48">0</text:span><text:span text:style-name="T100">xvv</text:span><text:span text:style-name="T28">, wobei </text:span><text:span text:style-name="T100">x</text:span><text:span text:style-name="T28"> entweder </text:span><text:span text:style-name="T73">0</text:span><text:span text:style-name="T74">x0</text:span><text:span text:style-name="T28"> oder 0</text:span><text:span text:style-name="T74">x</text:span><text:span text:style-name="T73">1</text:span><text:span text:style-name="T28"> ist und </text:span><text:span text:style-name="T100">vv</text:span><text:span text:style-name="T28"> ein beliebiges Datenbyte <text:tab/>sein kann. </text:span><text:span text:style-name="T75">Gilt für </text:span><text:span text:style-name="T101">x </text:span><text:span text:style-name="T75">gleich 0</text:span><text:span text:style-name="T82">x</text:span><text:span text:style-name="T76">1</text:span><text:span text:style-name="T75"> und für </text:span><text:span text:style-name="T102">vv</text:span><text:span text:style-name="T75"> ungleich 0x00 oder 0x01, wird dieser <text:tab/>Eintrag ignoriert und nicht </text:span><text:span text:style-name="T77">vom Link-Interface </text:span><text:span text:style-name="T75">versendet.</text:span></text:p>
      <text:p text:style-name="P8"/>
      <text:p text:style-name="P32"><text:span text:style-name="T30"><text:tab/></text:span><text:span text:style-name="T32">Zurückgesetzt werden kann d</text:span><text:span text:style-name="T82">as TX-</text:span><text:span text:style-name="T32">FIFO mittels eines Resets über die CPU </text:span><text:span text:style-name="T58">(AXI <text:tab/>Reset)</text:span><text:span text:style-name="T32">. Dabei wird d</text:span><text:span text:style-name="T83">as</text:span><text:span text:style-name="T32"> FIFO pseudo-entleert und kann neu mit Daten befüllt werden. <text:tab/></text:span><text:span text:style-name="T33">D</text:span><text:span text:style-name="T32">er Link wird keine </text:span><text:span text:style-name="T59">von</text:span><text:span text:style-name="T32"> </text:span><text:span text:style-name="T34">vor dem Zeitpunkt des Resets eingefügte</text:span><text:span text:style-name="T32"> Daten mehr <text:tab/>versenden.</text:span></text:p>
      <text:p text:style-name="P9"/>
      <text:p text:style-name="P44"><text:span text:style-name="T32"><text:tab/></text:span><text:span text:style-name="T35">Um zu verhindern, dass in einen vollen FIFO geschrieben wird, gibt es ein </text:span><text:span text:style-name="T44">Register</text:span><text:span text:style-name="T35">, <text:tab/>welches </text:span><text:span text:style-name="T44">die Anzahl freier Plätze im FIFO ausweist </text:span><text:span text:style-name="T45">(s. 1.1):</text:span></text:p>
      <text:p text:style-name="P11"/>
      <text:p text:style-name="P11"><draw:frame draw:style-name="fr1" draw:name="Bild6" text:anchor-type="char" svg:width="17cm" svg:height="0.97cm" draw:z-index="50"><draw:image xlink:href="Pictures/10000001000003260000002E411ABFA5D2650F19.png" xlink:type="simple" xlink:show="embed" xlink:actuate="onLoad" draw:mime-type="image/png"/></draw:frame><text:soft-page-break/></text:p>
      <text:p text:style-name="P45"><text:span text:style-name="T35"><text:tab/>F</text:span><text:span text:style-name="T21">ür die Darstellung des Platzes im FIFO sind lediglich 11 Bits notwendig, </text:span><text:span text:style-name="T54">das ganze <text:tab/>Register ist jedoch dafür reserviert. </text:span><text:span text:style-name="T66">De fact</text:span><text:span text:style-name="T70">o</text:span><text:span text:style-name="T66"> sind allerdings die Bits 31 bis 12 unbelegt.</text:span></text:p>
      <text:p text:style-name="P44"><text:span text:style-name="T36"><text:tab/>Das Schreiben in einen vollen FIFO ver</text:span><text:span text:style-name="T86">ursa</text:span><text:span text:style-name="T36">cht keinen Schaden an der Hardware </text:span><text:span text:style-name="T37">oder <text:tab/>am System </text:span><text:span text:style-name="T49">jedoch gehen diese Daten verloren</text:span><text:span text:style-name="T36">.</text:span></text:p>
      <text:p text:style-name="P9"/>
      <text:p text:style-name="P9"><text:tab/><text:span text:style-name="T148">Obwohl diese Adresse als write-only markiert ist, kann über eine </text:span><text:span text:style-name="T154">R</text:span><text:span text:style-name="T148">ead-Request das <text:tab/>zuletzt in den FIFO geschriebene Datenwor</text:span><text:span text:style-name="T149">t</text:span><text:span text:style-name="T148"> abgefragt werden.</text:span></text:p>
      <text:p text:style-name="P9"/>
      <text:p text:style-name="P66"><text:span text:style-name="T13">3.</text:span>2. Receiving (RX)</text:p>
      <text:p text:style-name="P33"><text:span text:style-name="T35"><text:tab/>Über SpaceWire empfangene Daten werden durch den </text:span><text:span text:style-name="T60">SpaceWire</text:span><text:span text:style-name="T35"> Link nach und nach <text:tab/>in d</text:span><text:span text:style-name="T70">en Rx</text:span><text:span text:style-name="T35"> FIFO geschrieben und können durch </text:span><text:span text:style-name="T50">die CPU</text:span><text:span text:style-name="T35"> abgerufen werden. </text:span><text:span text:style-name="T27">(siehe 2.2.)</text:span></text:p>
      <text:p text:style-name="P10"/>
      <text:p text:style-name="P33"><text:span text:style-name="T35"><text:tab/></text:span><text:span text:style-name="T28">Die Breite des FIFOs beträgt dabei 9 Bits, die wie folgt aufgeteilt sind:</text:span></text:p>
      <text:p text:style-name="P7"><text:tab/>Bit <text:span text:style-name="T135">8</text:span> : Flag Bit (1 : Prozess ID/EOP/EEP, 0 : Daten)</text:p>
      <text:p text:style-name="P7"><text:tab/>Bit <text:span text:style-name="T135">7</text:span> – Bit <text:span text:style-name="T135">0</text:span> : empfangenes Datenbyte (0x<text:span text:style-name="T146">FF</text:span> für EOP, 0x<text:span text:style-name="T146">FE</text:span> für EEP)</text:p>
      <text:p text:style-name="P7"/>
      <text:p text:style-name="P7"><text:tab/><text:span text:style-name="T158">I</text:span>n der Tiefe passen 204<text:span text:style-name="T171">9</text:span> Datensätze in den FIFO. <text:span text:style-name="T159">Ist das FIFO komplett befüllt und <text:tab/>wird als nächstes ein Read-Request gefolgt von einem Write-Request ausgeführt, kann <text:tab/>der Write-Request scheitern. Dies ist technisch bedingt und kann dadurch umgangen <text:tab/>werden, dass bei vollem FIFO mindestens zwei Elemente gelesen werden, also keine <text:tab/>Single-Transa</text:span><text:span text:style-name="T172">k</text:span><text:span text:style-name="T159">tion durchgeführt wird.</text:span></text:p>
      <text:p text:style-name="P7"/>
      <text:p text:style-name="P33"><text:span text:style-name="T28"><text:tab/>Aus dem FIFO gelesene Datensätze enthalten </text:span><text:span text:style-name="T61">somit neun gültige Bits</text:span><text:span text:style-name="T28"> (0x0000_</text:span><text:span text:style-name="T61">0</text:span><text:span text:style-name="T103">x</text:span><text:span text:style-name="T104">vv</text:span><text:span text:style-name="T28">), <text:tab/>wobei </text:span><text:span text:style-name="T105">x</text:span><text:span text:style-name="T28"> entweder 0x</text:span><text:span text:style-name="T47">0</text:span><text:span text:style-name="T28"> oder 0x1 </text:span><text:span text:style-name="T38">und </text:span><text:span text:style-name="T106">vv</text:span><text:span text:style-name="T38"> </text:span><text:span text:style-name="T39">ein beliebiges Datenbyte sein kann. Ist </text:span><text:span text:style-name="T107">x</text:span><text:span text:style-name="T39"> = 0x1, <text:tab/>muss </text:span><text:span text:style-name="T107">vv</text:span><text:span text:style-name="T39"> unterschieden werden. Gilt für </text:span><text:span text:style-name="T107">vv</text:span><text:span text:style-name="T39"> = 0x</text:span><text:span text:style-name="T46">FF</text:span><text:span text:style-name="T39"> </text:span><text:span text:style-name="T46">handelt es sich um ein </text:span><text:span text:style-name="T39">EOP </text:span><text:span text:style-name="T46">(End of <text:tab/>Packet)</text:span><text:span text:style-name="T39">, </text:span><text:span text:style-name="T46">für</text:span><text:span text:style-name="T39"> 0x</text:span><text:span text:style-name="T46">FE</text:span><text:span text:style-name="T39"> </text:span><text:span text:style-name="T46">um ein</text:span><text:span text:style-name="T39"> EEP </text:span><text:span text:style-name="T46">(Error End of Packet) </text:span><text:span text:style-name="T51">und a</text:span><text:span text:style-name="T46">nson</text:span><text:span text:style-name="T51">s</text:span><text:span text:style-name="T46">ten um eine Prozess <text:tab/>ID </text:span><text:span text:style-name="T62">(0x00 – 0xFD, </text:span><text:span text:style-name="T63">0 – 253</text:span><text:span text:style-name="T62">) </text:span><text:span text:style-name="T90">oder eine logische Adresse des SpaceWire Packets</text:span><text:span text:style-name="T39">. </text:span><text:span text:style-name="T95">[</text:span><text:span text:style-name="T110">Hier <text:tab/>gibt es noch Unklarheiten!]</text:span></text:p>
      <text:p text:style-name="P12"/>
      <text:p text:style-name="P33"><text:span text:style-name="T39"><text:tab/></text:span><text:span text:style-name="T33">Zurückgesetzt werden kann der FIFO-Speicher mittels des Resets des Links </text:span><text:span text:style-name="T88">(der Logik)</text:span><text:span text:style-name="T33"> <text:tab/>(</text:span><text:span text:style-name="T52">über einen GPIO</text:span><text:span text:style-name="T33">). Dabei wird der FIFO pseudo-entleert und kann neu mit Daten befüllt <text:tab/>werden. Das Processing System kann dabei keine Daten mehr </text:span><text:span text:style-name="T64">abrufen</text:span><text:span text:style-name="T33">, die vor dem <text:tab/>Zeitpunkt des Resets in den Speicher geschrieben wurden.</text:span></text:p>
      <text:p text:style-name="P13"/>
      <text:p text:style-name="P34"><text:span text:style-name="T33"><text:tab/></text:span><text:span text:style-name="T40">Um zu verhindern, dass aus einem leeren FIFO gelesen wird, gibt es ein </text:span><text:span text:style-name="T53">Register</text:span><text:span text:style-name="T40">, <text:tab/>welches d</text:span><text:span text:style-name="T53">ie Anzahl verfügbarer Elemente im FIFO ausweist (s. 1.2.)</text:span><text:span text:style-name="T40">:</text:span></text:p>
      <text:p text:style-name="P15"/>
      <text:p text:style-name="P15"><draw:frame draw:style-name="fr1" draw:name="Bild7" text:anchor-type="char" svg:width="17cm" svg:height="0.97cm" draw:z-index="51"><draw:image xlink:href="Pictures/10000001000003260000002E411ABFA5D2650F19.png" xlink:type="simple" xlink:show="embed" xlink:actuate="onLoad" draw:mime-type="image/png"/></draw:frame></text:p>
      <text:p text:style-name="P46"><text:span text:style-name="T40"><text:tab/>F</text:span><text:span text:style-name="T21">ür die Darstellung der Anzahl Elemente im FIFO sind lediglich 11 Bits notwendig, das <text:tab/>gesamte Register ist jedoch für die Darstellung reserviert. </text:span><text:span text:style-name="T64">De facto sind die Bits 31 bis <text:tab/>12 </text:span><text:span text:style-name="T65">damit</text:span><text:span text:style-name="T64"> unbelegt.</text:span></text:p>
      <text:p text:style-name="P36"><text:span text:style-name="T40"><text:tab/>Das Lesen aus einem leeren FIFO ver</text:span><text:span text:style-name="T84">ur</text:span><text:span text:style-name="T40">s</text:span><text:span text:style-name="T87">a</text:span><text:span text:style-name="T40">cht keinen Schaden an der Hardware oder <text:tab/>am <text:tab/>System.</text:span></text:p>
      <text:p text:style-name="P17"/>
      <text:p text:style-name="P36"><text:soft-page-break/><text:span text:style-name="T40"><text:tab/></text:span><text:span text:style-name="T53">Ist d</text:span><text:span text:style-name="T84">as</text:span><text:span text:style-name="T53"> FIFO leer, befindet sich das </text:span><text:span text:style-name="T70">letzte</text:span><text:span text:style-name="T53"> Element an dessen Ausgabe, bis wieder <text:tab/>Daten in d</text:span><text:span text:style-name="T84">as</text:span><text:span text:style-name="T53"> FIFO geschrieben werden </text:span><text:span text:style-name="T55">und die Ausgabe aktualisiert wird. </text:span><text:span text:style-name="T85">Es ist also <text:tab/>darauf zu achten, dass das Element-Register (s. 1.2.) einbezogen wird.</text:span></text:p>
      <text:p text:style-name="P16"/>
      <text:p text:style-name="P67"><text:span text:style-name="T14">3.</text:span>3. Register (REG)</text:p>
      <text:p text:style-name="P31"><text:span text:style-name="T21"><text:tab/></text:span><text:span text:style-name="T41">Die Breite des gesamten Registers beträgt 32 Bit. Je nach Adresse ist die Belegung der <text:tab/>einzelnen Bits unterschiedlich.</text:span></text:p>
      <text:p text:style-name="P19"/>
      <text:p text:style-name="P31"><text:span text:style-name="T128">3</text:span><text:span text:style-name="T126">.3.1. - Link-Konfiguration: </text:span><text:span text:style-name="T127">(read/write) </text:span><text:span text:style-name="T147">—</text:span><text:span text:style-name="T127"> </text:span><text:span text:style-name="T129">0x0000_0000</text:span></text:p>
      <text:p text:style-name="P47"/>
      <text:p text:style-name="P18"><draw:line text:anchor-type="paragraph" draw:z-index="1" draw:name="vertikale Linie 1" draw:style-name="gr24" draw:text-style-name="P109" svg:x1="15.6cm" svg:y1="0.783cm" svg:x2="15.6cm" svg:y2="1.568cm"><text:p/></draw:line><draw:line text:anchor-type="paragraph" draw:z-index="2" draw:name="vertikale Linie 2" draw:style-name="gr2" draw:text-style-name="P102" svg:x1="16.129cm" svg:y1="0.785cm" svg:x2="16.129cm" svg:y2="2.297cm"><text:p/></draw:line><draw:line text:anchor-type="paragraph" draw:z-index="3" draw:name="vertikale Linie 3" draw:style-name="gr2" draw:text-style-name="P102" svg:x1="16.635cm" svg:y1="0.806cm" svg:x2="16.635cm" svg:y2="3.05cm"><text:p/></draw:line><draw:frame text:anchor-type="paragraph" draw:z-index="4" draw:name="Textrahmen 1" draw:style-name="gr23" draw:text-style-name="P101" svg:width="1.721cm" svg:height="0.53cm" svg:x="14.056cm" svg:y="1.64cm"><draw:text-box><text:p><text:span text:style-name="T174">autostart</text:span></text:p></draw:text-box></draw:frame><draw:custom-shape text:anchor-type="paragraph" draw:z-index="7" draw:name="Form 2" draw:style-name="gr20" draw:text-style-name="P106" svg:width="0.77cm" svg:height="15.216cm" draw:transform="rotate (1.5707963267949) translate (0.109361111111111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8" draw:name="Textrahmen 3" draw:style-name="gr6" draw:text-style-name="P107" svg:width="1.874cm" svg:height="0.505cm" svg:x="7.883cm" svg:y="1.64cm"><draw:text-box><text:p><text:span text:style-name="T176">unbelegt</text:span></text:p></draw:text-box></draw:frame><draw:frame draw:style-name="fr1" draw:name="Bild1" text:anchor-type="char" svg:width="17cm" svg:height="0.97cm" draw:z-index="0"><draw:image xlink:href="Pictures/10000001000003260000002EFF6437B94EF3524C.png" xlink:type="simple" xlink:show="embed" xlink:actuate="onLoad" draw:mime-type="image/png"/></draw:frame><text:line-break/></text:p>
      <text:p text:style-name="P25"/>
      <text:p text:style-name="P25"><draw:frame text:anchor-type="paragraph" draw:z-index="5" draw:name="Textrahmen 1" draw:style-name="gr22" draw:text-style-name="P108" svg:width="1.609cm" svg:height="0.976cm" svg:x="14.718cm" svg:y="0.016cm"><draw:text-box><text:p><text:span text:style-name="T175">linkstart</text:span></text:p></draw:text-box></draw:frame><draw:frame text:anchor-type="paragraph" draw:z-index="6" draw:name="Textrahmen 2" draw:style-name="gr21" draw:text-style-name="P108" svg:width="1.258cm" svg:height="0.489cm" svg:x="15.556cm" svg:y="0.771cm"><draw:text-box><text:p><text:span text:style-name="T175">linkdis</text:span></text:p></draw:text-box></draw:frame></text:p>
      <text:p text:style-name="P25"/>
      <text:p text:style-name="P18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78">linkdis</text:p>
          </table:table-cell>
          <table:table-cell table:style-name="Tabelle2.B1" office:value-type="string">
            <text:p text:style-name="P79">Deaktiviert den Link, der Empfang und das Versenden von Nachrichten via SpaceWire ist nicht möglich. <text:span text:style-name="T112">Standardwert: </text:span><text:span text:style-name="T141">1</text:span><text:span text:style-name="T112">.</text:span></text:p>
            <text:p text:style-name="P79">1 : Link deaktiviert <text:span text:style-name="T2">(linkstart/autostart werden überschrieben)</text:span></text:p>
            <text:p text:style-name="P79">0 : Link nicht deaktiv<text:span text:style-name="T2">i</text:span>ert <text:span text:style-name="T2">(linkstart/autostart werden nicht überschrieben)</text:span></text:p>
          </table:table-cell>
        </table:table-row>
        <table:table-row>
          <table:table-cell table:style-name="Tabelle2.A2" office:value-type="string">
            <text:p text:style-name="P80">linkstart</text:p>
          </table:table-cell>
          <table:table-cell table:style-name="Tabelle2.B2" office:value-type="string">
            <text:p text:style-name="P80">Aktiviert den Link. <text:span text:style-name="T141">E</text:span>s wird aktiv versucht, eine Verbindung mit der gegenüberliegenden Stelle aufzubauen. <text:span text:style-name="T16">Dabei wird in regelmäßigen Intervallen ein Verbindungsversuch unternommen. </text:span><text:span text:style-name="T112">Standardwert: 0.</text:span></text:p>
            <text:p text:style-name="P80">1 : Link starten</text:p>
            <text:p text:style-name="P80">0 : Link nicht starten</text:p>
          </table:table-cell>
        </table:table-row>
        <table:table-row>
          <table:table-cell table:style-name="Tabelle2.A2" office:value-type="string">
            <text:p text:style-name="P80">autostart</text:p>
          </table:table-cell>
          <table:table-cell table:style-name="Tabelle2.B2" office:value-type="string">
            <text:p text:style-name="P39"><text:span text:style-name="T15">Aktiviert den Link. </text:span><text:span text:style-name="T142">E</text:span><text:span text:style-name="T15">s wird</text:span><text:span text:style-name="T17"> </text:span><text:span text:style-name="T15">nicht aktiv versucht, eine Verbindung mit der gegenüberliegenden Stelle aufzubauen. Auf Verbindungsversuche der gegenüberl</text:span><text:span text:style-name="T18">ie</text:span><text:span text:style-name="T15">genden Stelle wird jedoch verbindungsaufbauend/</text:span><text:span text:style-name="T142">kooperierend</text:span><text:span text:style-name="T15"> reagiert. </text:span><text:span text:style-name="T112">Standardwert: 0.</text:span></text:p>
            <text:p text:style-name="P80">1 : Automatischer Verbindungsaufbau aktiviert</text:p>
            <text:p text:style-name="P80">0 : Automatischer Verbindungsaufbau deaktiv<text:span text:style-name="T18">i</text:span>ert</text:p>
          </table:table-cell>
        </table:table-row>
      </table:table>
      <text:p text:style-name="P18"/>
      <text:p text:style-name="P18"/>
      <text:p text:style-name="P18"/>
      <text:p text:style-name="P30"><text:span text:style-name="T127">1.3.2. - Transmit Rate (read/write) </text:span><text:span text:style-name="T147">—</text:span><text:span text:style-name="T127"> </text:span><text:span text:style-name="T130">0x0000_0004</text:span></text:p>
      <text:p text:style-name="P49"/>
      <text:p text:style-name="P26"><draw:custom-shape text:anchor-type="paragraph" draw:z-index="10" draw:name="Form 1" draw:style-name="gr19" draw:text-style-name="P106" svg:width="0.77cm" svg:height="12.581cm" draw:transform="rotate (1.5707963267949) translate (0.109361111111111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1" draw:name="Form 3" draw:style-name="gr18" draw:text-style-name="P106" svg:width="0.77cm" svg:height="4.118cm" draw:transform="rotate (1.5707963267949) translate (12.7970138888889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Bild2" text:anchor-type="char" svg:width="17cm" svg:height="0.97cm" draw:z-index="9"><draw:image xlink:href="Pictures/10000001000003260000002E1ACF6A44F7ED0207.png" xlink:type="simple" xlink:show="embed" xlink:actuate="onLoad" draw:mime-type="image/png"/></draw:frame></text:p>
      <text:p text:style-name="P23"><draw:frame text:anchor-type="paragraph" draw:z-index="12" draw:name="Textrahmen 4" draw:style-name="gr6" draw:text-style-name="P107" svg:width="1.874cm" svg:height="0.505cm" svg:x="6.318cm" svg:y="0.183cm"><draw:text-box><text:p><text:span text:style-name="T176">unbelegt</text:span></text:p></draw:text-box></draw:frame><draw:frame text:anchor-type="paragraph" draw:z-index="13" draw:name="Textrahmen 5" draw:style-name="gr17" draw:text-style-name="P101" svg:width="1.721cm" svg:height="0.576cm" svg:x="14.453cm" svg:y="0.183cm"><draw:text-box><text:p><text:span text:style-name="T174">txdivcnt</text:span></text:p></draw:text-box></draw:frame></text:p>
      <text:p text:style-name="P23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0"><text:span text:style-name="T20">t</text:span><text:span text:style-name="T19">xdivcnt</text:span><text:span text:style-name="T20">&lt;7:0&gt;</text:span></text:p>
          </table:table-cell>
          <table:table-cell table:style-name="Tabelle3.B1" office:value-type="string">
            <text:p text:style-name="P81">Skalierungsfaktor minus 1. Wird benutzt um die Sendebitrate aus dem Transmit-Takt abzuleiten. <text:span text:style-name="T112">Standardwert: 0x01.</text:span></text:p>
          </table:table-cell>
        </table:table-row>
      </table:table>
      <text:p text:style-name="P72"><text:soft-page-break/></text:p>
      <text:p text:style-name="P72"/>
      <text:p text:style-name="P72"/>
      <text:p text:style-name="P73"><text:span text:style-name="T131">1.3.3. - Time-Codes (ausgehend) (read/write) </text:span><text:span text:style-name="T147">—</text:span><text:span text:style-name="T131"> </text:span><text:span text:style-name="T134">0x0000_0008</text:span></text:p>
      <text:p text:style-name="P48"/>
      <text:p text:style-name="P50"><draw:frame draw:style-name="fr1" draw:name="Bild3" text:anchor-type="char" svg:width="17cm" svg:height="0.97cm" draw:z-index="14"><draw:image xlink:href="Pictures/10000001000003260000002EA7F7DEB98C447428.png" xlink:type="simple" xlink:show="embed" xlink:actuate="onLoad" draw:mime-type="image/png"/></draw:frame><draw:custom-shape text:anchor-type="char" draw:z-index="15" draw:name="Form 4" draw:style-name="gr16" draw:text-style-name="P106" svg:width="0.77cm" svg:height="11.417cm" draw:transform="rotate (1.5707963267949) translate (0.165805555555556cm 1.61219444444444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6" draw:name="Form 5" draw:style-name="gr14" draw:text-style-name="P106" svg:width="0.77cm" svg:height="0.992cm" draw:transform="rotate (1.5707963267949) translate (11.6751805555556cm 1.61219444444444cm)"><text:p/><draw:enhanced-geometry svg:viewBox="0 0 21600 21600" draw:mirror-vertical="false" draw:mirror-horizontal="true" draw:glue-points="21600 0 0 10800 21600 21600" draw:text-areas="13800 ?f9 21600 ?f10" draw:type="left-brace" draw:modifiers="1800 17303.01953818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9" draw:name="Form 8" draw:style-name="gr14" draw:text-style-name="P106" svg:width="0.77cm" svg:height="0.992cm" draw:transform="rotate (1.5707963267949) translate (12.8005416666667cm 1.61219444444444cm)"><text:p/><draw:enhanced-geometry svg:viewBox="0 0 21600 21600" draw:mirror-vertical="false" draw:mirror-horizontal="true" draw:glue-points="21600 0 0 10800 21600 21600" draw:text-areas="13800 ?f9 21600 ?f10" draw:type="left-brace" draw:modifiers="1800 10593.172356369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7" draw:name="Form 6" draw:style-name="gr15" draw:text-style-name="P106" svg:width="0.77cm" svg:height="3.096cm" draw:transform="rotate (1.5707963267949) translate (13.8959166666667cm 1.61219444444444cm)"><text:p/><draw:enhanced-geometry svg:viewBox="0 0 21600 21600" draw:mirror-vertical="false" draw:mirror-horizontal="true" draw:glue-points="21600 0 0 10800 21600 21600" draw:text-areas="13800 ?f9 21600 ?f10" draw:type="left-brace" draw:modifiers="1800 6222.124863088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74"><draw:frame text:anchor-type="char" draw:z-index="18" draw:name="Textrahmen 6" draw:style-name="gr11" draw:text-style-name="P107" svg:width="1.874cm" svg:height="0.505cm" svg:x="5.701cm" svg:y="0.166cm"><draw:text-box><text:p><text:span text:style-name="T176">unbelegt</text:span></text:p></draw:text-box></draw:frame><draw:frame text:anchor-type="char" draw:z-index="20" draw:name="Textrahmen 8" draw:style-name="gr13" draw:text-style-name="P101" svg:width="2.361cm" svg:height="0.608cm" svg:x="9.936cm" svg:y="0.155cm"><draw:text-box><text:p><text:span text:style-name="T174">Control Flag</text:span></text:p></draw:text-box></draw:frame><draw:frame text:anchor-type="char" draw:z-index="22" draw:name="Textrahmen 10" draw:style-name="gr11" draw:text-style-name="P107" svg:width="1.932cm" svg:height="0.505cm" svg:x="12.333cm" svg:y="0.155cm"><draw:text-box><text:p><text:span text:style-name="T176"><text:s/></text:span><text:span text:style-name="T176">unbelegt</text:span></text:p></draw:text-box></draw:frame><draw:frame text:anchor-type="char" draw:z-index="21" draw:name="Textrahmen 9" draw:style-name="gr12" draw:text-style-name="P101" svg:width="2.756cm" svg:height="0.542cm" svg:x="14.34cm" svg:y="0.155cm"><draw:text-box><text:p><text:span text:style-name="T174">Counter </text:span><text:span text:style-name="T174">Value</text:span></text:p></draw:text-box></draw:frame></text:p>
      <text:p text:style-name="P74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82">Counter Value &lt;5:0&gt;</text:p>
          </table:table-cell>
          <table:table-cell table:style-name="Tabelle4.B1" office:value-type="string">
            <text:p text:style-name="P83">Wert des Time-Codes, der zur Synchronisierung benutzt wird (Wertebereich: 0-63). <text:span text:style-name="T150">Standardwert: 0b0000</text:span><text:span text:style-name="T151">0</text:span><text:span text:style-name="T150">.</text:span></text:p>
          </table:table-cell>
        </table:table-row>
        <table:table-row>
          <table:table-cell table:style-name="Tabelle4.A2" office:value-type="string">
            <text:p text:style-name="P91"><text:span text:style-name="T6">Control</text:span><text:span text:style-name="T5"> Flag &lt;1:0&gt;</text:span></text:p>
          </table:table-cell>
          <table:table-cell table:style-name="Tabelle4.B2" office:value-type="string">
            <text:p text:style-name="P83">Flag des Time-Codes. Standardwert: 0b00.</text:p>
          </table:table-cell>
        </table:table-row>
      </table:table>
      <text:p text:style-name="P37"/>
      <text:p text:style-name="P37"/>
      <text:p text:style-name="P37"/>
      <text:p text:style-name="P38"><text:span text:style-name="T132">1.3.4. - Time-Codes (eingehend) (read only) </text:span><text:span text:style-name="T147">—</text:span><text:span text:style-name="T132"> </text:span><text:span text:style-name="T134">0x0000_000C</text:span></text:p>
      <text:p text:style-name="P53"/>
      <text:p text:style-name="P51"><draw:custom-shape text:anchor-type="paragraph" draw:z-index="24" draw:name="Form 7" draw:style-name="gr10" draw:text-style-name="P106" svg:width="0.77cm" svg:height="11.466cm" draw:transform="rotate (1.5707963267949) translate (0.116416666666667cm 1.67922222222222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3" draw:name="Form 9" draw:style-name="gr5" draw:text-style-name="P106" svg:width="0.77cm" svg:height="0.992cm" draw:transform="rotate (1.5707963267949) translate (11.6751805555556cm 1.66863888888889cm)"><text:p/><draw:enhanced-geometry svg:viewBox="0 0 21600 21600" draw:mirror-vertical="false" draw:mirror-horizontal="true" draw:glue-points="21600 0 0 10800 21600 21600" draw:text-areas="13800 ?f9 21600 ?f10" draw:type="left-brace" draw:modifiers="1800 17303.01953818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5" draw:name="Form 10" draw:style-name="gr5" draw:text-style-name="P106" svg:width="0.77cm" svg:height="0.992cm" draw:transform="rotate (1.5707963267949) translate (12.8005416666667cm 1.68980555555556cm)"><text:p/><draw:enhanced-geometry svg:viewBox="0 0 21600 21600" draw:mirror-vertical="false" draw:mirror-horizontal="true" draw:glue-points="21600 0 0 10800 21600 21600" draw:text-areas="13800 ?f9 21600 ?f10" draw:type="left-brace" draw:modifiers="1800 10593.172356369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6" draw:name="Form 11" draw:style-name="gr4" draw:text-style-name="P106" svg:width="0.77cm" svg:height="3.096cm" draw:transform="rotate (1.5707963267949) translate (13.8341805555556cm 1.68451388888889cm)"><text:p/><draw:enhanced-geometry svg:viewBox="0 0 21600 21600" draw:mirror-vertical="false" draw:mirror-horizontal="true" draw:glue-points="21600 0 0 10800 21600 21600" draw:text-areas="13800 ?f9 21600 ?f10" draw:type="left-brace" draw:modifiers="1800 6222.124863088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Bild4" text:anchor-type="char" svg:width="17cm" svg:height="0.97cm" draw:z-index="23"><draw:image xlink:href="Pictures/10000001000003260000002EA7F7DEB98C447428.png" xlink:type="simple" xlink:show="embed" xlink:actuate="onLoad" draw:mime-type="image/png"/></draw:frame></text:p>
      <text:p text:style-name="P75"><draw:frame text:anchor-type="paragraph" draw:z-index="25" draw:name="Textrahmen 7" draw:style-name="gr6" draw:text-style-name="P107" svg:width="1.874cm" svg:height="0.505cm" svg:x="5.761cm" svg:y="0.222cm"><draw:text-box><text:p><text:span text:style-name="T176">unbelegt</text:span></text:p></draw:text-box></draw:frame><draw:frame text:anchor-type="paragraph" draw:z-index="57" draw:name="Textrahmen 13" draw:style-name="gr3" draw:text-style-name="P101" svg:width="2.756cm" svg:height="0.542cm" svg:x="14.385cm" svg:y="0.228cm"><draw:text-box><text:p><text:span text:style-name="T174">Counter </text:span><text:span text:style-name="T174">Value</text:span></text:p></draw:text-box></draw:frame><draw:frame text:anchor-type="paragraph" draw:z-index="52" draw:name="Textrahmen 11" draw:style-name="gr1" draw:text-style-name="P101" svg:width="2.361cm" svg:height="0.608cm" svg:x="9.839cm" svg:y="0.222cm"><draw:text-box><text:p><text:span text:style-name="T174">Control Flag</text:span></text:p></draw:text-box></draw:frame><draw:frame text:anchor-type="paragraph" draw:z-index="54" draw:name="Textrahmen 12" draw:style-name="gr6" draw:text-style-name="P107" svg:width="1.742cm" svg:height="0.505cm" svg:x="12.42cm" svg:y="0.233cm"><draw:text-box><text:p><text:span text:style-name="T176">unbelegt</text:span></text:p></draw:text-box></draw:frame></text:p>
      <text:p text:style-name="P75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84">Counter Value &lt;5:0&gt;</text:p>
          </table:table-cell>
          <table:table-cell table:style-name="Tabelle5.B1" office:value-type="string">
            <text:p text:style-name="P85">Wert des Time-Codes, der zur Synchronisierung benutzt wird (Wertebereich: 0-63)</text:p>
          </table:table-cell>
        </table:table-row>
        <table:table-row>
          <table:table-cell table:style-name="Tabelle5.A2" office:value-type="string">
            <text:p text:style-name="P92"><text:span text:style-name="T6">Control</text:span><text:span text:style-name="T5"> Flag &lt;1:0&gt;</text:span></text:p>
          </table:table-cell>
          <table:table-cell table:style-name="Tabelle5.B2" office:value-type="string">
            <text:p text:style-name="P85">Flag des Time-Codes. <text:span text:style-name="T168">(Standard: 0b00)</text:span></text:p>
          </table:table-cell>
        </table:table-row>
      </table:table>
      <text:p text:style-name="P76"/>
      <text:p text:style-name="P76"/>
      <text:p text:style-name="P76"/>
      <text:p text:style-name="P38"><text:span text:style-name="T133">1.3.5. - Link-Status (read only) </text:span><text:span text:style-name="T147">—</text:span><text:span text:style-name="T134"> 0x0000_0010</text:span></text:p>
      <text:p text:style-name="P54"/>
      <text:p text:style-name="P52"><draw:custom-shape text:anchor-type="paragraph" draw:z-index="26" draw:name="Form 12" draw:style-name="gr9" draw:text-style-name="P106" svg:width="0.77cm" svg:height="4.763cm" draw:transform="rotate (1.5707963267949) translate (0.0846666666666667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7" draw:name="Form 13" draw:style-name="gr8" draw:text-style-name="P106" svg:width="0.77cm" svg:height="1.886cm" draw:transform="rotate (1.5707963267949) translate (8.57955555555555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8" draw:name="Form 14" draw:style-name="gr7" draw:text-style-name="P106" svg:width="0.77cm" svg:height="2.449cm" draw:transform="rotate (1.5707963267949) translate (12.8816805555556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line text:anchor-type="paragraph" draw:z-index="32" draw:name="vertikale Linie 4" draw:style-name="gr2" draw:text-style-name="P102" svg:x1="7.722cm" svg:y1="0.836cm" svg:x2="7.722cm" svg:y2="2.498cm"><text:p/></draw:line><draw:line text:anchor-type="paragraph" draw:z-index="38" draw:name="vertikale Linie 11" draw:style-name="gr2" draw:text-style-name="P102" svg:x1="16.157cm" svg:y1="0.852cm" svg:x2="16.157cm" svg:y2="3.198cm"><text:p/></draw:line><draw:line text:anchor-type="paragraph" draw:z-index="39" draw:name="vertikale Linie 12" draw:style-name="gr2" draw:text-style-name="P102" svg:x1="16.674cm" svg:y1="0.854cm" svg:x2="16.674cm" svg:y2="3.86cm"><text:p/></draw:line><draw:line text:anchor-type="paragraph" draw:z-index="40" draw:name="vertikale Linie 13" draw:style-name="gr2" draw:text-style-name="P102" svg:x1="15.626cm" svg:y1="0.838cm" svg:x2="15.626cm" svg:y2="2.577cm"><text:p/></draw:line><draw:line text:anchor-type="paragraph" draw:z-index="37" draw:name="vertikale Linie 9" draw:style-name="gr2" draw:text-style-name="P102" svg:x1="12.455cm" svg:y1="0.854cm" svg:x2="12.455cm" svg:y2="4.535cm"><text:p/></draw:line><draw:line text:anchor-type="paragraph" draw:z-index="34" draw:name="vertikale Linie 6" draw:style-name="gr2" draw:text-style-name="P102" svg:x1="10.911cm" svg:y1="0.877cm" svg:x2="10.911cm" svg:y2="2.577cm"><text:p/></draw:line><draw:line text:anchor-type="paragraph" draw:z-index="36" draw:name="vertikale Linie 8" draw:style-name="gr2" draw:text-style-name="P102" svg:x1="11.924cm" svg:y1="0.887cm" svg:x2="11.924cm" svg:y2="3.926cm"><text:p/></draw:line><draw:line text:anchor-type="paragraph" draw:z-index="35" draw:name="vertikale Linie 7" draw:style-name="gr2" draw:text-style-name="P102" svg:x1="11.421cm" svg:y1="0.87cm" svg:x2="11.421cm" svg:y2="3.225cm"><text:p/></draw:line><draw:line text:anchor-type="paragraph" draw:z-index="33" draw:name="vertikale Linie 5" draw:style-name="gr2" draw:text-style-name="P104" svg:x1="8.274cm" svg:y1="0.836cm" svg:x2="8.274cm" svg:y2="3.238cm"><text:p/></draw:line><draw:line text:anchor-type="paragraph" draw:z-index="59" draw:name="vertikale Linie 10" draw:style-name="gr2" draw:text-style-name="P102" svg:x1="7.235cm" svg:y1="0.811cm" svg:x2="7.235cm" svg:y2="1.864cm"><text:p/></draw:line><draw:line text:anchor-type="paragraph" draw:z-index="61" draw:name="vertikale Linie 14" draw:style-name="gr2" draw:text-style-name="P102" svg:x1="5.632cm" svg:y1="0.811cm" svg:x2="5.632cm" svg:y2="2.473cm"><text:p/></draw:line><draw:line text:anchor-type="paragraph" draw:z-index="62" draw:name="vertikale Linie 15" draw:style-name="gr2" draw:text-style-name="P104" svg:x1="6.166cm" svg:y1="0.811cm" svg:x2="6.166cm" svg:y2="3.213cm"><text:p/></draw:line><draw:line text:anchor-type="paragraph" draw:z-index="65" draw:name="vertikale Linie 16" draw:style-name="gr2" draw:text-style-name="P102" svg:x1="5.128cm" svg:y1="0.811cm" svg:x2="5.128cm" svg:y2="1.864cm"><text:p/></draw:line><draw:frame draw:style-name="fr1" draw:name="Bild5" text:anchor-type="char" svg:width="17cm" svg:height="0.813cm" draw:z-index="58"><draw:image xlink:href="Pictures/10000001000003EA00000030239793C81EC29500.png" xlink:type="simple" xlink:show="embed" xlink:actuate="onLoad" draw:mime-type="image/png"/></draw:frame></text:p>
      <text:p text:style-name="P52"><draw:frame text:anchor-type="paragraph" draw:z-index="29" draw:name="Textrahmen 14" draw:style-name="gr6" draw:text-style-name="P107" svg:width="1.874cm" svg:height="0.505cm" svg:x="1.916cm" svg:y="0.4cm"><draw:text-box><text:p><text:span text:style-name="T176">unbelegt</text:span></text:p></draw:text-box></draw:frame><draw:frame text:anchor-type="paragraph" draw:z-index="30" draw:name="Textrahmen 15" draw:style-name="gr6" draw:text-style-name="P107" svg:width="1.874cm" svg:height="0.505cm" svg:x="8.809cm" svg:y="0.152cm"><draw:text-box><text:p><text:span text:style-name="T176">unbelegt</text:span></text:p></draw:text-box></draw:frame><draw:frame text:anchor-type="paragraph" draw:z-index="31" draw:name="Textrahmen 16" draw:style-name="gr6" draw:text-style-name="P107" svg:width="1.874cm" svg:height="0.505cm" svg:x="13.457cm" svg:y="0.152cm"><draw:text-box><text:p><text:span text:style-name="T176">unbelegt</text:span></text:p></draw:text-box></draw:frame></text:p>
      <text:p text:style-name="P52"><draw:frame text:anchor-type="paragraph" draw:z-index="60" draw:name="Textrahmen 22" draw:style-name="gr1" draw:text-style-name="P105" svg:width="1.073cm" svg:height="0.608cm" svg:x="6.336cm" svg:y="0.169cm"><draw:text-box><text:p text:style-name="P100"><text:span text:style-name="T174">rxfull</text:span></text:p></draw:text-box></draw:frame><draw:frame text:anchor-type="paragraph" draw:z-index="66" draw:name="Textrahmen 29" draw:style-name="gr1" draw:text-style-name="P101" svg:width="2.361cm" svg:height="0.608cm" svg:x="2.992cm" svg:y="0.24cm"><draw:text-box><text:p text:style-name="P100"><text:span text:style-name="T174">txfull</text:span></text:p></draw:text-box></draw:frame></text:p>
      <text:p text:style-name="P52"><draw:frame text:anchor-type="paragraph" draw:z-index="41" draw:name="Textrahmen 17" draw:style-name="gr1" draw:text-style-name="P101" svg:width="2.361cm" svg:height="0.608cm" svg:x="5.544cm" svg:y="0.36cm"><draw:text-box><text:p text:style-name="P100"><text:span text:style-name="T174">rxhalff</text:span></text:p></draw:text-box></draw:frame><draw:frame text:anchor-type="paragraph" draw:z-index="43" draw:name="Textrahmen 19" draw:style-name="gr1" draw:text-style-name="P101" svg:width="2.361cm" svg:height="0.608cm" svg:x="8.717cm" svg:y="0.153cm"><draw:text-box><text:p text:style-name="P100"><text:span text:style-name="T174">errcred</text:span></text:p></draw:text-box></draw:frame><draw:frame text:anchor-type="paragraph" draw:z-index="46" draw:name="Textrahmen 23" draw:style-name="gr1" draw:text-style-name="P101" svg:width="2.361cm" svg:height="0.608cm" svg:x="13.421cm" svg:y="0.153cm"><draw:text-box><text:p text:style-name="P100"><text:span text:style-name="T174">running</text:span></text:p></draw:text-box></draw:frame><draw:frame text:anchor-type="paragraph" draw:z-index="63" draw:name="Textrahmen 27" draw:style-name="gr1" draw:text-style-name="P101" svg:width="2.361cm" svg:height="0.608cm" svg:x="3.353cm" svg:y="0.36cm"><draw:text-box><text:p text:style-name="P100"><text:span text:style-name="T174">txhalff</text:span></text:p></draw:text-box></draw:frame></text:p>
      <text:p text:style-name="P52"><draw:frame text:anchor-type="paragraph" draw:z-index="42" draw:name="Textrahmen 18" draw:style-name="gr1" draw:text-style-name="P103" svg:width="2.363cm" svg:height="0.608cm" svg:x="6.054cm" svg:y="0.48cm"><draw:text-box><text:p text:style-name="P100"><text:span text:style-name="T175">rxempty</text:span></text:p></draw:text-box></draw:frame><draw:frame text:anchor-type="paragraph" draw:z-index="44" draw:name="Textrahmen 20" draw:style-name="gr1" draw:text-style-name="P101" svg:width="2.361cm" svg:height="0.608cm" svg:x="9.23cm" svg:y="0.339cm"><draw:text-box><text:p text:style-name="P100"><text:span text:style-name="T174">erresc</text:span></text:p></draw:text-box></draw:frame><draw:frame text:anchor-type="paragraph" draw:z-index="47" draw:name="Textrahmen 24" draw:style-name="gr1" draw:text-style-name="P101" svg:width="2.361cm" svg:height="0.608cm" svg:x="13.915cm" svg:y="0.339cm"><draw:text-box><text:p text:style-name="P100"><text:span text:style-name="T174">connecting</text:span></text:p></draw:text-box></draw:frame><draw:frame text:anchor-type="paragraph" draw:z-index="64" draw:name="Textrahmen 28" draw:style-name="gr1" draw:text-style-name="P103" svg:width="2.363cm" svg:height="0.608cm" svg:x="3.898cm" svg:y="0.48cm"><draw:text-box><text:p text:style-name="P100"><text:span text:style-name="T175">txempty</text:span></text:p></draw:text-box></draw:frame></text:p>
      <text:p text:style-name="P52"/>
      <text:p text:style-name="P52"><draw:frame text:anchor-type="paragraph" draw:z-index="48" draw:name="Textrahmen 25" draw:style-name="gr1" draw:text-style-name="P101" svg:width="2.361cm" svg:height="0.608cm" svg:x="14.452cm" svg:y="0.064cm"><draw:text-box><text:p text:style-name="P100"><text:span text:style-name="T174">started</text:span></text:p></draw:text-box></draw:frame><draw:frame text:anchor-type="paragraph" draw:z-index="45" draw:name="Textrahmen 21" draw:style-name="gr1" draw:text-style-name="P101" svg:width="2.361cm" svg:height="0.608cm" svg:x="9.742cm" svg:y="0.064cm"><draw:text-box><text:p text:style-name="P100"><text:span text:style-name="T174">errpar</text:span></text:p></draw:text-box></draw:frame></text:p>
      <text:p text:style-name="P52"><draw:frame text:anchor-type="paragraph" draw:z-index="49" draw:name="Textrahmen 26" draw:style-name="gr1" draw:text-style-name="P108" svg:width="2.361cm" svg:height="0.608cm" svg:x="10.259cm" svg:y="0.183cm"><draw:text-box><text:p text:style-name="P100"><text:span text:style-name="T175">errdisc</text:span></text:p></draw:text-box></draw:frame></text:p>
      <text:p text:style-name="P52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86">started</text:p>
          </table:table-cell>
          <table:table-cell table:style-name="Tabelle6.B1" office:value-type="string">
            <text:p text:style-name="P87">Zeigt an, ob der SpaceWire Link im started-Zustand ist. (Nicht verbunden, aber bereit eine Verbindung aufzunehmen)</text:p>
          </table:table-cell>
        </table:table-row>
        <table:table-row>
          <table:table-cell table:style-name="Tabelle6.A2" office:value-type="string">
            <text:p text:style-name="P88">connecting</text:p>
          </table:table-cell>
          <table:table-cell table:style-name="Tabelle6.B2" office:value-type="string">
            <text:p text:style-name="P88">Zeigt an, ob der SpaceWire Link im connecting-Zustand ist. (Verbindungsaufnahme im Gange)</text:p>
          </table:table-cell>
        </table:table-row>
        <text:soft-page-break/>
        <table:table-row>
          <table:table-cell table:style-name="Tabelle6.A2" office:value-type="string">
            <text:p text:style-name="P88">running</text:p>
          </table:table-cell>
          <table:table-cell table:style-name="Tabelle6.B2" office:value-type="string">
            <text:p text:style-name="P88">Zeigt an, ob der SpaceWire Link mit einem anderen Link erfolgreich verbunden und lauffähig ist.</text:p>
          </table:table-cell>
        </table:table-row>
        <table:table-row>
          <table:table-cell table:style-name="Tabelle6.A2" office:value-type="string">
            <text:p text:style-name="P88">errdisc</text:p>
          </table:table-cell>
          <table:table-cell table:style-name="Tabelle6.B2" office:value-type="string">
            <text:p text:style-name="P88">Zeigt an ob ein Disconnect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88">errpar</text:p>
          </table:table-cell>
          <table:table-cell table:style-name="Tabelle6.B2" office:value-type="string">
            <text:p text:style-name="P88">Zeigt an ob ein Paritätsfehler während einer Datenübertragung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88">erresc</text:p>
          </table:table-cell>
          <table:table-cell table:style-name="Tabelle6.B2" office:value-type="string">
            <text:p text:style-name="P88">Zeigt an ob ein Escape-Fehler während der Datenübertragung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88">errcred</text:p>
          </table:table-cell>
          <table:table-cell table:style-name="Tabelle6.B2" office:value-type="string">
            <text:p text:style-name="P88">Zeigt an ob ein Credit-Fehler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90">rxempty</text:p>
          </table:table-cell>
          <table:table-cell table:style-name="Tabelle6.B2" office:value-type="string">
            <text:p text:style-name="P89">Zeigt an ob der interne Eingangs-FIFO des Links (nicht der RX FIFO unter 1.2.) <text:span text:style-name="T136">nicht</text:span> befüllt ist.</text:p>
          </table:table-cell>
        </table:table-row>
        <table:table-row>
          <table:table-cell table:style-name="Tabelle6.A2" office:value-type="string">
            <text:p text:style-name="P88">rxhalff</text:p>
          </table:table-cell>
          <table:table-cell table:style-name="Tabelle6.B2" office:value-type="string">
            <text:p text:style-name="P93"><text:span text:style-name="T7">Zeigt an ob der interne Eingangs-FIFO des Link</text:span><text:span text:style-name="T9">s</text:span><text:span text:style-name="T7"> (nicht der RX FIFO unter 1.</text:span><text:span text:style-name="T8">2.</text:span><text:span text:style-name="T7">) </text:span><text:span text:style-name="T10">zur Hälfte</text:span><text:span text:style-name="T7"> befüllt ist.</text:span></text:p>
          </table:table-cell>
        </table:table-row>
        <table:table-row>
          <table:table-cell table:style-name="Tabelle6.A2" office:value-type="string">
            <text:p text:style-name="P90">rxfull</text:p>
          </table:table-cell>
          <table:table-cell table:style-name="Tabelle6.B2" office:value-type="string">
            <text:p text:style-name="P89">Zeigt an ob der interne Eingangs-FIFO des Links (nicht der RX FIFO unter 1.2.) <text:span text:style-name="T136">vollständig</text:span> befüllt ist.</text:p>
          </table:table-cell>
        </table:table-row>
        <table:table-row>
          <table:table-cell table:style-name="Tabelle6.A2" office:value-type="string">
            <text:p text:style-name="P90">txempty</text:p>
          </table:table-cell>
          <table:table-cell table:style-name="Tabelle6.B2" office:value-type="string">
            <text:p text:style-name="P88">Zeigt an ob der interne Ausgangs-FIFO des Link<text:span text:style-name="T164">s</text:span> (nicht der TX FIFO unter 1.<text:span text:style-name="T125">1.</text:span>) <text:span text:style-name="T136">nicht</text:span> befüllt ist.</text:p>
          </table:table-cell>
        </table:table-row>
        <table:table-row>
          <table:table-cell table:style-name="Tabelle6.A2" office:value-type="string">
            <text:p text:style-name="P88"><text:span text:style-name="T111">t</text:span>xhalff</text:p>
          </table:table-cell>
          <table:table-cell table:style-name="Tabelle6.B2" office:value-type="string">
            <text:p text:style-name="P88">Zeigt an ob der interne Ausgangs-FIFO des Link<text:span text:style-name="T164">s</text:span> (nicht der TX FIFO unter 1.<text:span text:style-name="T125">1.</text:span>) <text:span text:style-name="T135">zur Hälfte</text:span> befüllt ist.</text:p>
          </table:table-cell>
        </table:table-row>
        <table:table-row>
          <table:table-cell table:style-name="Tabelle6.A2" office:value-type="string">
            <text:p text:style-name="P90">txfull</text:p>
          </table:table-cell>
          <table:table-cell table:style-name="Tabelle6.B2" office:value-type="string">
            <text:p text:style-name="P88">Zeigt an ob der interne Ausgangs-FIFO des Link<text:span text:style-name="T164">s</text:span> (nicht der TX FIFO unter 1.<text:span text:style-name="T125">1.</text:span>) <text:span text:style-name="T136">vollständig</text:span> befüllt ist.</text:p>
          </table:table-cell>
        </table:table-row>
      </table:table>
      <text:p text:style-name="P77"/>
      <text:p text:style-name="P77"/>
      <text:p text:style-name="P60"><text:span text:style-name="T114">4. </text:span><text:span text:style-name="T113">Steuerung</text:span></text:p>
      <text:p text:style-name="P61"/>
      <text:p text:style-name="P69">4.1. Inbetriebnahme</text:p>
      <text:p text:style-name="P14"><text:span text:style-name="T113"><text:tab/></text:span><text:span text:style-name="T115">Um den Link in Betrieb zu nehmen sind folgende Schritte erforderlich:</text:span></text:p>
      <text:p text:style-name="P14"><text:span text:style-name="T124"><text:tab/><text:tab/></text:span><text:span text:style-name="T119">1.</text:span><text:span text:style-name="T124"> Herstellen einer physischen Verbindung der SpaceWire-Verbindungen (spw_do, <text:tab/><text:tab/>spw_so und spw_di, spw_si) zu einem externen SpaceWire-Link.</text:span></text:p>
      <text:p text:style-name="P14"><text:span text:style-name="T124"><text:tab/><text:tab/></text:span><text:span text:style-name="T119">2.</text:span><text:span text:style-name="T124"> Aktivieren des Interfaces:</text:span></text:p>
      <text:p text:style-name="P14"><text:span text:style-name="T119"><text:tab/><text:tab/><text:tab/>2.1.</text:span><text:span text:style-name="T124"> Durchführen eines initialisierenden Resets sowohl der Logik wie auch <text:tab/><text:tab/><text:tab/>des AXI Busses (Reihenfolge irrelevant) über mindestens fünf Taktzyklen des <text:tab/><text:tab/><text:tab/>langsameren Taktes der beiden beteiligten (Bsp.: AXI Clock: 50 MHz; Logik <text:tab/><text:tab/><text:tab/>Clock: 100 MHz; mindestens 100 ns Reset durchführen)</text:span></text:p>
      <text:p text:style-name="P95"><text:span text:style-name="T124"><text:tab/><text:tab/><text:tab/>-- K</text:span><text:span text:style-name="T113">ann ggf. entfallen. --</text:span></text:p>
      <text:p text:style-name="P24"><text:span text:style-name="T113"><text:tab/><text:tab/><text:tab/></text:span><text:span text:style-name="T116">2.2.</text:span><text:span text:style-name="T113"> Schreiben des Wertes 0x01 in das Transmit-Rate-Register.</text:span></text:p>
      <text:p text:style-name="P24"><text:tab/><text:tab/><text:tab/><text:span text:style-name="T135">2.3.</text:span> Schreiben des Wertes 0x06 in das Link-Konfigurationsregister.</text:p>
      <text:p text:style-name="P24"><text:tab/><text:tab/><text:tab/><text:span text:style-name="T135">2.4.</text:span> Warten bis Verbindungsaufnahme hergestellt wurde. Feststellbar ist dies <text:tab/><text:tab/><text:tab/>über entsprechendes Interrupt oder über das Statusregister.</text:p>
      <text:p text:style-name="P14"><text:span text:style-name="T117"><text:tab/><text:tab/></text:span><text:span text:style-name="T118">3</text:span><text:span text:style-name="T115">. Ab jetzt können Daten </text:span><text:span text:style-name="T123">gem. Kap. 2</text:span><text:span text:style-name="T115"> verschickt und empfangen werden.</text:span></text:p>
      <text:p text:style-name="P29"/>
      <text:p text:style-name="P70"><text:soft-page-break/>4.<text:span text:style-name="T152">2</text:span>. <text:span text:style-name="T152">Steuerung</text:span></text:p>
      <text:p text:style-name="P70"><text:tab/><text:span text:style-name="T67">Um Daten in den T</text:span><text:span text:style-name="T89">X</text:span><text:span text:style-name="T67">-FIFO zu schreiben, genügt es, einen Zeiger auf dessen Adresse <text:tab/>(s. 1.1.) zu richten und diesem entsprechend Daten zuzuweisen. Diese Transaktion <text:tab/>wird intern über den AXI-Bus abgewickelt.</text:span></text:p>
      <text:p text:style-name="P27"/>
      <text:p text:style-name="P27"><text:tab/>Selbes Vorgehen ist beim R<text:span text:style-name="T160">X</text:span>-FIFO notwendig, nur das hier Daten gelesen werden <text:tab/>sowie der Zeiger dereferenziert wird. Dadurch wird auch – sofern sich mehr als ein <text:tab/>Element im FIFO befindet – das nächste Elemente an den FIFO Ausgang geladen.</text:p>
      <text:p text:style-name="P27"/>
      <text:p text:style-name="P27"><text:tab/>Ankommende, gültige Time-Codes werden mittels eines Interrupts an die CPU <text:tab/>gemeldet. Es muss also eine entsprechende ISR (Interrupt Service Routine) <text:tab/>geschrieben und am Processing System (PS) registriert werden. Die Werte des Time-<text:tab/>Codes sind dann über das entsprechende Register (s. 1.3.) abrufbar.</text:p>
      <text:p text:style-name="P27"/>
      <text:p text:style-name="P70"><text:span text:style-name="T67"><text:tab/></text:span><text:span text:style-name="T91">Sowohl der TX als auch der RX Zweig sind über AXI4-Full angebunden und <text:tab/>unterstützen Burst Transfer. (Bis zu 255 Datenworte in einer Transaktion <text:tab/>lesen/schreiben). Durchgeführt werden kann dies allerdings ausschließlich über einen <text:tab/>DMA Controller und nicht über Programmcode.</text:span></text:p>
      <text:p text:style-name="P27"/>
      <text:p text:style-name="P70"><text:span text:style-name="T67"><text:tab/>Soll ein Time-Code verschickt werden, ist es zuerst nötig, die entsprechenden Werte <text:tab/>innerhalb des dafür zuständigen Registers (s. 1.3.) zu schreiben. Danach wird </text:span><text:span text:style-name="T68">der dafür <text:tab/>vorgesehene</text:span><text:span text:style-name="T67"> GPIO auf HIGH gesetzt. So wie das Link-Interface eine steigende Flanke <text:tab/>dieses GPIOs erkennt, wird mittels der Daten im Register </text:span><text:span text:style-name="T71">(s. 1.3.)</text:span><text:span text:style-name="T67"> ein Time-Code <text:tab/>generiert und priorisiert verschickt. Dabei genießt es Vorrang gegenüber den Daten im <text:tab/>Tx-FIFO. Allerdings kann </text:span><text:span text:style-name="T68">durch den Link </text:span><text:span text:style-name="T67">gerade ein Datenwort verschickt werden, was <text:tab/>die <text:tab/>Versendung des Time-Codes um einige Takte verzögern kann. </text:span><text:span text:style-name="T68">Wichtig ist, den <text:tab/>GPIO nach diesem Prozess wieder auf LOW zu setzen.</text:span></text:p>
      <text:p text:style-name="P28"/>
      <text:p text:style-name="P71">4.<text:span text:style-name="T152">3</text:span>. Außerbetriebnahme</text:p>
      <text:p text:style-name="P14"><text:span text:style-name="T120"><text:tab/></text:span><text:span text:style-name="T121">Um den Link zu deaktivieren oder abzuschalten genügt es, in das Link-<text:tab/>Konfigurationsregister den Wert 0x0000_0001 zu schreiben. Damit wird </text:span><text:span text:style-name="T153">linkdis</text:span><text:span text:style-name="T121"> aktiviert, <text:tab/>welche alle anderen Einstellung innerhalb dieses Registers überschreibt. </text:span><text:span text:style-name="T122">Um beide <text:tab/>FIFOs zurückzusetzen, müssen sowohl das AXI-Interface als auch das Link-Interface <text:tab/>über einen Zeitraum von mindestens 5 Taktzyklen resettet werd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utkal" svg:font-family="utk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style style:name="MP2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MT1" style:family="text">
      <style:text-properties officeooo:rsid="011491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Seite <text:page-number text:select-page="current">7</text:page-number></text:p>
            </table:table-cell>
            <table:table-cell table:style-name="Tabelle1.B1" office:value-type="string">
              <text:p text:style-name="MP2">Stefan Lindörfer, <text:span text:style-name="MT1">22</text:span>.<text:span text:style-name="MT1">03</text:span>.202<text:span text:style-name="MT1">3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0:03:07.150790948</meta:creation-date>
    <meta:editing-duration>PT3H52M43S</meta:editing-duration>
    <meta:editing-cycles>37</meta:editing-cycles>
    <meta:generator>LibreOffice/7.3.7.2$Linux_X86_64 LibreOffice_project/30$Build-2</meta:generator>
    <dc:date>2023-03-22T14:49:25.578362668</dc:date>
    <meta:document-statistic meta:table-count="6" meta:image-count="7" meta:object-count="0" meta:page-count="7" meta:paragraph-count="126" meta:word-count="1950" meta:character-count="13761" meta:non-whitespace-character-count="11763"/>
  </office:meta>
</office:document-meta>
</file>